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31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45.8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Donné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1" table:default-cell-style-name="Default"/>
        <table:table-row table:style-name="ro1">
          <table:table-cell table:style-name="ce1" office:value-type="string" calcext:value-type="string">
            <text:p>Département</text:p>
          </table:table-cell>
          <table:table-cell table:style-name="ce1" office:value-type="string" calcext:value-type="string">
            <text:p>Région</text:p>
          </table:table-cell>
          <table:table-cell table:style-name="ce1" office:value-type="string" calcext:value-type="string">
            <text:p>Population 1968</text:p>
          </table:table-cell>
          <table:table-cell table:style-name="ce1" office:value-type="string" calcext:value-type="string">
            <text:p>Population 1982</text:p>
          </table:table-cell>
          <table:table-cell table:style-name="ce1" office:value-type="string" calcext:value-type="string">
            <text:p>Population 1990</text:p>
          </table:table-cell>
          <table:table-cell table:style-name="ce1" office:value-type="string" calcext:value-type="string">
            <text:p>Population 1999</text:p>
          </table:table-cell>
          <table:table-cell table:style-name="ce1" office:value-type="string" calcext:value-type="string">
            <text:p>Population 2006</text:p>
          </table:table-cell>
          <table:table-cell table:style-name="ce1" office:value-type="string" calcext:value-type="string">
            <text:p>Population 2007</text:p>
          </table:table-cell>
          <table:table-cell table:style-name="ce1" office:value-type="string" calcext:value-type="string">
            <text:p>Population 2008</text:p>
          </table:table-cell>
          <table:table-cell table:style-name="ce1" office:value-type="string" calcext:value-type="string">
            <text:p>Population 2009</text:p>
          </table:table-cell>
          <table:table-cell table:style-name="ce1" office:value-type="string" calcext:value-type="string">
            <text:p>Population 2014</text:p>
          </table:table-cell>
          <table:table-cell table:style-name="ce1" office:value-type="string" calcext:value-type="string">
            <text:p>Population 2018</text:p>
          </table:table-cell>
          <table:table-cell table:style-name="ce1" office:value-type="string" calcext:value-type="string">
            <text:p>Population 0-24 ans 2018</text:p>
          </table:table-cell>
          <table:table-cell table:style-name="ce1" office:value-type="string" calcext:value-type="string">
            <text:p>Superficie (km²)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1 - Ain</text:p>
          </table:table-cell>
          <table:table-cell office:value-type="string" calcext:value-type="string">
            <text:p>84 - Auvergne-Rhône-Alpes</text:p>
          </table:table-cell>
          <table:table-cell office:value-type="float" office:value="339262" calcext:value-type="float">
            <text:p>339262</text:p>
          </table:table-cell>
          <table:table-cell office:value-type="float" office:value="418516" calcext:value-type="float">
            <text:p>418516</text:p>
          </table:table-cell>
          <table:table-cell office:value-type="float" office:value="471019" calcext:value-type="float">
            <text:p>471019</text:p>
          </table:table-cell>
          <table:table-cell office:value-type="float" office:value="515270" calcext:value-type="float">
            <text:p>515270</text:p>
          </table:table-cell>
          <table:table-cell office:value-type="float" office:value="566740" calcext:value-type="float">
            <text:p>566740</text:p>
          </table:table-cell>
          <table:table-cell office:value-type="float" office:value="574377" calcext:value-type="float">
            <text:p>574377</text:p>
          </table:table-cell>
          <table:table-cell office:value-type="float" office:value="581355" calcext:value-type="float">
            <text:p>581355</text:p>
          </table:table-cell>
          <table:table-cell office:value-type="float" office:value="588853" calcext:value-type="float">
            <text:p>588853</text:p>
          </table:table-cell>
          <table:table-cell office:value-type="float" office:value="626127" calcext:value-type="float">
            <text:p>626127</text:p>
          </table:table-cell>
          <table:table-cell office:value-type="float" office:value="649654" calcext:value-type="float">
            <text:p>649654</text:p>
          </table:table-cell>
          <table:table-cell office:value-type="float" office:value="198144" calcext:value-type="float">
            <text:p>198144</text:p>
          </table:table-cell>
          <table:table-cell office:value-type="float" office:value="5762" calcext:value-type="float">
            <text:p>5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 - Aisne</text:p>
          </table:table-cell>
          <table:table-cell office:value-type="string" calcext:value-type="string">
            <text:p>32 - Hauts-de-France</text:p>
          </table:table-cell>
          <table:table-cell office:value-type="float" office:value="526346" calcext:value-type="float">
            <text:p>526346</text:p>
          </table:table-cell>
          <table:table-cell office:value-type="float" office:value="533970" calcext:value-type="float">
            <text:p>533970</text:p>
          </table:table-cell>
          <table:table-cell office:value-type="float" office:value="537259" calcext:value-type="float">
            <text:p>537259</text:p>
          </table:table-cell>
          <table:table-cell office:value-type="float" office:value="535489" calcext:value-type="float">
            <text:p>535489</text:p>
          </table:table-cell>
          <table:table-cell office:value-type="float" office:value="537061" calcext:value-type="float">
            <text:p>537061</text:p>
          </table:table-cell>
          <table:table-cell office:value-type="float" office:value="537820" calcext:value-type="float">
            <text:p>537820</text:p>
          </table:table-cell>
          <table:table-cell office:value-type="float" office:value="538790" calcext:value-type="float">
            <text:p>538790</text:p>
          </table:table-cell>
          <table:table-cell office:value-type="float" office:value="539870" calcext:value-type="float">
            <text:p>539870</text:p>
          </table:table-cell>
          <table:table-cell office:value-type="float" office:value="539783" calcext:value-type="float">
            <text:p>539783</text:p>
          </table:table-cell>
          <table:table-cell office:value-type="float" office:value="534286" calcext:value-type="float">
            <text:p>534286</text:p>
          </table:table-cell>
          <table:table-cell office:value-type="float" office:value="159752" calcext:value-type="float">
            <text:p>159752</text:p>
          </table:table-cell>
          <table:table-cell office:value-type="float" office:value="7369" calcext:value-type="float">
            <text:p>7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- Allier</text:p>
          </table:table-cell>
          <table:table-cell office:value-type="string" calcext:value-type="string">
            <text:p>84 - Auvergne-Rhône-Alpes</text:p>
          </table:table-cell>
          <table:table-cell office:value-type="float" office:value="386533" calcext:value-type="float">
            <text:p>386533</text:p>
          </table:table-cell>
          <table:table-cell office:value-type="float" office:value="369580" calcext:value-type="float">
            <text:p>369580</text:p>
          </table:table-cell>
          <table:table-cell office:value-type="float" office:value="357710" calcext:value-type="float">
            <text:p>357710</text:p>
          </table:table-cell>
          <table:table-cell office:value-type="float" office:value="344721" calcext:value-type="float">
            <text:p>344721</text:p>
          </table:table-cell>
          <table:table-cell office:value-type="float" office:value="343309" calcext:value-type="float">
            <text:p>343309</text:p>
          </table:table-cell>
          <table:table-cell office:value-type="float" office:value="343114" calcext:value-type="float">
            <text:p>343114</text:p>
          </table:table-cell>
          <table:table-cell office:value-type="float" office:value="342807" calcext:value-type="float">
            <text:p>342807</text:p>
          </table:table-cell>
          <table:table-cell office:value-type="float" office:value="343046" calcext:value-type="float">
            <text:p>343046</text:p>
          </table:table-cell>
          <table:table-cell office:value-type="float" office:value="343062" calcext:value-type="float">
            <text:p>343062</text:p>
          </table:table-cell>
          <table:table-cell office:value-type="float" office:value="338978" calcext:value-type="float">
            <text:p>338978</text:p>
          </table:table-cell>
          <table:table-cell office:value-type="float" office:value="84745" calcext:value-type="float">
            <text:p>84745</text:p>
          </table:table-cell>
          <table:table-cell office:value-type="float" office:value="7340" calcext:value-type="float">
            <text:p>73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 - Alpes-de-Haute-Provence</text:p>
          </table:table-cell>
          <table:table-cell office:value-type="string" calcext:value-type="string">
            <text:p>93 - Provence-Alpes-Côte d'Azur</text:p>
          </table:table-cell>
          <table:table-cell office:value-type="float" office:value="104813" calcext:value-type="float">
            <text:p>104813</text:p>
          </table:table-cell>
          <table:table-cell office:value-type="float" office:value="119068" calcext:value-type="float">
            <text:p>119068</text:p>
          </table:table-cell>
          <table:table-cell office:value-type="float" office:value="130883" calcext:value-type="float">
            <text:p>130883</text:p>
          </table:table-cell>
          <table:table-cell office:value-type="float" office:value="139561" calcext:value-type="float">
            <text:p>139561</text:p>
          </table:table-cell>
          <table:table-cell office:value-type="float" office:value="154501" calcext:value-type="float">
            <text:p>154501</text:p>
          </table:table-cell>
          <table:table-cell office:value-type="float" office:value="156067" calcext:value-type="float">
            <text:p>156067</text:p>
          </table:table-cell>
          <table:table-cell office:value-type="float" office:value="157965" calcext:value-type="float">
            <text:p>157965</text:p>
          </table:table-cell>
          <table:table-cell office:value-type="float" office:value="159450" calcext:value-type="float">
            <text:p>159450</text:p>
          </table:table-cell>
          <table:table-cell office:value-type="float" office:value="161588" calcext:value-type="float">
            <text:p>161588</text:p>
          </table:table-cell>
          <table:table-cell office:value-type="float" office:value="161664" calcext:value-type="float">
            <text:p>161664</text:p>
          </table:table-cell>
          <table:table-cell office:value-type="float" office:value="40254" calcext:value-type="float">
            <text:p>40254</text:p>
          </table:table-cell>
          <table:table-cell office:value-type="float" office:value="6925" calcext:value-type="float">
            <text:p>69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 - Hautes-Alpes</text:p>
          </table:table-cell>
          <table:table-cell office:value-type="string" calcext:value-type="string">
            <text:p>93 - Provence-Alpes-Côte d'Azur</text:p>
          </table:table-cell>
          <table:table-cell office:value-type="float" office:value="91790" calcext:value-type="float">
            <text:p>91790</text:p>
          </table:table-cell>
          <table:table-cell office:value-type="float" office:value="105070" calcext:value-type="float">
            <text:p>105070</text:p>
          </table:table-cell>
          <table:table-cell office:value-type="float" office:value="113300" calcext:value-type="float">
            <text:p>113300</text:p>
          </table:table-cell>
          <table:table-cell office:value-type="float" office:value="121419" calcext:value-type="float">
            <text:p>121419</text:p>
          </table:table-cell>
          <table:table-cell office:value-type="float" office:value="130752" calcext:value-type="float">
            <text:p>130752</text:p>
          </table:table-cell>
          <table:table-cell office:value-type="float" office:value="132482" calcext:value-type="float">
            <text:p>132482</text:p>
          </table:table-cell>
          <table:table-cell office:value-type="float" office:value="134205" calcext:value-type="float">
            <text:p>134205</text:p>
          </table:table-cell>
          <table:table-cell office:value-type="float" office:value="135836" calcext:value-type="float">
            <text:p>135836</text:p>
          </table:table-cell>
          <table:table-cell office:value-type="float" office:value="139883" calcext:value-type="float">
            <text:p>139883</text:p>
          </table:table-cell>
          <table:table-cell office:value-type="float" office:value="141576" calcext:value-type="float">
            <text:p>141576</text:p>
          </table:table-cell>
          <table:table-cell office:value-type="float" office:value="36810" calcext:value-type="float">
            <text:p>36810</text:p>
          </table:table-cell>
          <table:table-cell office:value-type="float" office:value="5549" calcext:value-type="float">
            <text:p>55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 - Alpes-Maritimes</text:p>
          </table:table-cell>
          <table:table-cell office:value-type="string" calcext:value-type="string">
            <text:p>93 - Provence-Alpes-Côte d'Azur</text:p>
          </table:table-cell>
          <table:table-cell office:value-type="float" office:value="722070" calcext:value-type="float">
            <text:p>722070</text:p>
          </table:table-cell>
          <table:table-cell office:value-type="float" office:value="881198" calcext:value-type="float">
            <text:p>881198</text:p>
          </table:table-cell>
          <table:table-cell office:value-type="float" office:value="971829" calcext:value-type="float">
            <text:p>971829</text:p>
          </table:table-cell>
          <table:table-cell office:value-type="float" office:value="1011326" calcext:value-type="float">
            <text:p>1011326</text:p>
          </table:table-cell>
          <table:table-cell office:value-type="float" office:value="1073184" calcext:value-type="float">
            <text:p>1073184</text:p>
          </table:table-cell>
          <table:table-cell office:value-type="float" office:value="1082465" calcext:value-type="float">
            <text:p>1082465</text:p>
          </table:table-cell>
          <table:table-cell office:value-type="float" office:value="1084428" calcext:value-type="float">
            <text:p>1084428</text:p>
          </table:table-cell>
          <table:table-cell office:value-type="float" office:value="1079100" calcext:value-type="float">
            <text:p>1079100</text:p>
          </table:table-cell>
          <table:table-cell office:value-type="float" office:value="1083312" calcext:value-type="float">
            <text:p>1083312</text:p>
          </table:table-cell>
          <table:table-cell office:value-type="float" office:value="1080614" calcext:value-type="float">
            <text:p>1080614</text:p>
          </table:table-cell>
          <table:table-cell office:value-type="float" office:value="284201" calcext:value-type="float">
            <text:p>284201</text:p>
          </table:table-cell>
          <table:table-cell office:value-type="float" office:value="4299" calcext:value-type="float">
            <text:p>42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 - Ardèche</text:p>
          </table:table-cell>
          <table:table-cell office:value-type="string" calcext:value-type="string">
            <text:p>84 - Auvergne-Rhône-Alpes</text:p>
          </table:table-cell>
          <table:table-cell office:value-type="float" office:value="256927" calcext:value-type="float">
            <text:p>256927</text:p>
          </table:table-cell>
          <table:table-cell office:value-type="float" office:value="267970" calcext:value-type="float">
            <text:p>267970</text:p>
          </table:table-cell>
          <table:table-cell office:value-type="float" office:value="277581" calcext:value-type="float">
            <text:p>277581</text:p>
          </table:table-cell>
          <table:table-cell office:value-type="float" office:value="286023" calcext:value-type="float">
            <text:p>286023</text:p>
          </table:table-cell>
          <table:table-cell office:value-type="float" office:value="306238" calcext:value-type="float">
            <text:p>306238</text:p>
          </table:table-cell>
          <table:table-cell office:value-type="float" office:value="309456" calcext:value-type="float">
            <text:p>309456</text:p>
          </table:table-cell>
          <table:table-cell office:value-type="float" office:value="311452" calcext:value-type="float">
            <text:p>311452</text:p>
          </table:table-cell>
          <table:table-cell office:value-type="float" office:value="313578" calcext:value-type="float">
            <text:p>313578</text:p>
          </table:table-cell>
          <table:table-cell office:value-type="float" office:value="322381" calcext:value-type="float">
            <text:p>322381</text:p>
          </table:table-cell>
          <table:table-cell office:value-type="float" office:value="328557" calcext:value-type="float">
            <text:p>328557</text:p>
          </table:table-cell>
          <table:table-cell office:value-type="float" office:value="85753" calcext:value-type="float">
            <text:p>85753</text:p>
          </table:table-cell>
          <table:table-cell office:value-type="float" office:value="5529" calcext:value-type="float">
            <text:p>55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 - Ardennes</text:p>
          </table:table-cell>
          <table:table-cell office:value-type="string" calcext:value-type="string">
            <text:p>44 - Grand Est</text:p>
          </table:table-cell>
          <table:table-cell office:value-type="float" office:value="309380" calcext:value-type="float">
            <text:p>309380</text:p>
          </table:table-cell>
          <table:table-cell office:value-type="float" office:value="302338" calcext:value-type="float">
            <text:p>302338</text:p>
          </table:table-cell>
          <table:table-cell office:value-type="float" office:value="296357" calcext:value-type="float">
            <text:p>296357</text:p>
          </table:table-cell>
          <table:table-cell office:value-type="float" office:value="290130" calcext:value-type="float">
            <text:p>290130</text:p>
          </table:table-cell>
          <table:table-cell office:value-type="float" office:value="285653" calcext:value-type="float">
            <text:p>285653</text:p>
          </table:table-cell>
          <table:table-cell office:value-type="float" office:value="284749" calcext:value-type="float">
            <text:p>284749</text:p>
          </table:table-cell>
          <table:table-cell office:value-type="float" office:value="284197" calcext:value-type="float">
            <text:p>284197</text:p>
          </table:table-cell>
          <table:table-cell office:value-type="float" office:value="283296" calcext:value-type="float">
            <text:p>283296</text:p>
          </table:table-cell>
          <table:table-cell office:value-type="float" office:value="279715" calcext:value-type="float">
            <text:p>279715</text:p>
          </table:table-cell>
          <table:table-cell office:value-type="float" office:value="271339" calcext:value-type="float">
            <text:p>271339</text:p>
          </table:table-cell>
          <table:table-cell office:value-type="float" office:value="75704" calcext:value-type="float">
            <text:p>75704</text:p>
          </table:table-cell>
          <table:table-cell office:value-type="float" office:value="5229" calcext:value-type="float">
            <text:p>52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9 - Ariège</text:p>
          </table:table-cell>
          <table:table-cell office:value-type="string" calcext:value-type="string">
            <text:p>76 - Occitanie</text:p>
          </table:table-cell>
          <table:table-cell office:value-type="float" office:value="138478" calcext:value-type="float">
            <text:p>138478</text:p>
          </table:table-cell>
          <table:table-cell office:value-type="float" office:value="135725" calcext:value-type="float">
            <text:p>135725</text:p>
          </table:table-cell>
          <table:table-cell office:value-type="float" office:value="136455" calcext:value-type="float">
            <text:p>136455</text:p>
          </table:table-cell>
          <table:table-cell office:value-type="float" office:value="137205" calcext:value-type="float">
            <text:p>137205</text:p>
          </table:table-cell>
          <table:table-cell office:value-type="float" office:value="146289" calcext:value-type="float">
            <text:p>146289</text:p>
          </table:table-cell>
          <table:table-cell office:value-type="float" office:value="148568" calcext:value-type="float">
            <text:p>148568</text:p>
          </table:table-cell>
          <table:table-cell office:value-type="float" office:value="150201" calcext:value-type="float">
            <text:p>150201</text:p>
          </table:table-cell>
          <table:table-cell office:value-type="float" office:value="151117" calcext:value-type="float">
            <text:p>151117</text:p>
          </table:table-cell>
          <table:table-cell office:value-type="float" office:value="152574" calcext:value-type="float">
            <text:p>152574</text:p>
          </table:table-cell>
          <table:table-cell office:value-type="float" office:value="152321" calcext:value-type="float">
            <text:p>152321</text:p>
          </table:table-cell>
          <table:table-cell office:value-type="float" office:value="37471" calcext:value-type="float">
            <text:p>37471</text:p>
          </table:table-cell>
          <table:table-cell office:value-type="float" office:value="4890" calcext:value-type="float">
            <text:p>48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0 - Aube</text:p>
          </table:table-cell>
          <table:table-cell office:value-type="string" calcext:value-type="string">
            <text:p>44 - Grand Est</text:p>
          </table:table-cell>
          <table:table-cell office:value-type="float" office:value="270325" calcext:value-type="float">
            <text:p>270325</text:p>
          </table:table-cell>
          <table:table-cell office:value-type="float" office:value="289300" calcext:value-type="float">
            <text:p>289300</text:p>
          </table:table-cell>
          <table:table-cell office:value-type="float" office:value="289207" calcext:value-type="float">
            <text:p>289207</text:p>
          </table:table-cell>
          <table:table-cell office:value-type="float" office:value="292131" calcext:value-type="float">
            <text:p>292131</text:p>
          </table:table-cell>
          <table:table-cell office:value-type="float" office:value="299704" calcext:value-type="float">
            <text:p>299704</text:p>
          </table:table-cell>
          <table:table-cell office:value-type="float" office:value="300840" calcext:value-type="float">
            <text:p>300840</text:p>
          </table:table-cell>
          <table:table-cell office:value-type="float" office:value="301327" calcext:value-type="float">
            <text:p>301327</text:p>
          </table:table-cell>
          <table:table-cell office:value-type="float" office:value="303298" calcext:value-type="float">
            <text:p>303298</text:p>
          </table:table-cell>
          <table:table-cell office:value-type="float" office:value="308094" calcext:value-type="float">
            <text:p>308094</text:p>
          </table:table-cell>
          <table:table-cell office:value-type="float" office:value="311623" calcext:value-type="float">
            <text:p>311623</text:p>
          </table:table-cell>
          <table:table-cell office:value-type="float" office:value="91617" calcext:value-type="float">
            <text:p>91617</text:p>
          </table:table-cell>
          <table:table-cell office:value-type="float" office:value="6004" calcext:value-type="float">
            <text:p>60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1 - Aude</text:p>
          </table:table-cell>
          <table:table-cell office:value-type="string" calcext:value-type="string">
            <text:p>76 - Occitanie</text:p>
          </table:table-cell>
          <table:table-cell office:value-type="float" office:value="278323" calcext:value-type="float">
            <text:p>278323</text:p>
          </table:table-cell>
          <table:table-cell office:value-type="float" office:value="280686" calcext:value-type="float">
            <text:p>280686</text:p>
          </table:table-cell>
          <table:table-cell office:value-type="float" office:value="298712" calcext:value-type="float">
            <text:p>298712</text:p>
          </table:table-cell>
          <table:table-cell office:value-type="float" office:value="309770" calcext:value-type="float">
            <text:p>309770</text:p>
          </table:table-cell>
          <table:table-cell office:value-type="float" office:value="341022" calcext:value-type="float">
            <text:p>341022</text:p>
          </table:table-cell>
          <table:table-cell office:value-type="float" office:value="345779" calcext:value-type="float">
            <text:p>345779</text:p>
          </table:table-cell>
          <table:table-cell office:value-type="float" office:value="349237" calcext:value-type="float">
            <text:p>349237</text:p>
          </table:table-cell>
          <table:table-cell office:value-type="float" office:value="353980" calcext:value-type="float">
            <text:p>353980</text:p>
          </table:table-cell>
          <table:table-cell office:value-type="float" office:value="365478" calcext:value-type="float">
            <text:p>365478</text:p>
          </table:table-cell>
          <table:table-cell office:value-type="float" office:value="370245" calcext:value-type="float">
            <text:p>370245</text:p>
          </table:table-cell>
          <table:table-cell office:value-type="float" office:value="95153" calcext:value-type="float">
            <text:p>95153</text:p>
          </table:table-cell>
          <table:table-cell office:value-type="float" office:value="6139" calcext:value-type="float">
            <text:p>61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2 - Aveyron</text:p>
          </table:table-cell>
          <table:table-cell office:value-type="string" calcext:value-type="string">
            <text:p>76 - Occitanie</text:p>
          </table:table-cell>
          <table:table-cell office:value-type="float" office:value="281568" calcext:value-type="float">
            <text:p>281568</text:p>
          </table:table-cell>
          <table:table-cell office:value-type="float" office:value="278654" calcext:value-type="float">
            <text:p>278654</text:p>
          </table:table-cell>
          <table:table-cell office:value-type="float" office:value="270141" calcext:value-type="float">
            <text:p>270141</text:p>
          </table:table-cell>
          <table:table-cell office:value-type="float" office:value="263808" calcext:value-type="float">
            <text:p>263808</text:p>
          </table:table-cell>
          <table:table-cell office:value-type="float" office:value="273377" calcext:value-type="float">
            <text:p>273377</text:p>
          </table:table-cell>
          <table:table-cell office:value-type="float" office:value="274425" calcext:value-type="float">
            <text:p>274425</text:p>
          </table:table-cell>
          <table:table-cell office:value-type="float" office:value="275889" calcext:value-type="float">
            <text:p>275889</text:p>
          </table:table-cell>
          <table:table-cell office:value-type="float" office:value="277048" calcext:value-type="float">
            <text:p>277048</text:p>
          </table:table-cell>
          <table:table-cell office:value-type="float" office:value="278644" calcext:value-type="float">
            <text:p>278644</text:p>
          </table:table-cell>
          <table:table-cell office:value-type="float" office:value="281082" calcext:value-type="float">
            <text:p>281082</text:p>
          </table:table-cell>
          <table:table-cell office:value-type="float" office:value="68865" calcext:value-type="float">
            <text:p>68865</text:p>
          </table:table-cell>
          <table:table-cell office:value-type="float" office:value="8735" calcext:value-type="float">
            <text:p>87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3 - Bouches-du-Rhône</text:p>
          </table:table-cell>
          <table:table-cell office:value-type="string" calcext:value-type="string">
            <text:p>93 - Provence-Alpes-Côte d'Azur</text:p>
          </table:table-cell>
          <table:table-cell office:value-type="float" office:value="1470271" calcext:value-type="float">
            <text:p>1470271</text:p>
          </table:table-cell>
          <table:table-cell office:value-type="float" office:value="1724199" calcext:value-type="float">
            <text:p>1724199</text:p>
          </table:table-cell>
          <table:table-cell office:value-type="float" office:value="1759371" calcext:value-type="float">
            <text:p>1759371</text:p>
          </table:table-cell>
          <table:table-cell office:value-type="float" office:value="1835719" calcext:value-type="float">
            <text:p>1835719</text:p>
          </table:table-cell>
          <table:table-cell office:value-type="float" office:value="1937405" calcext:value-type="float">
            <text:p>1937405</text:p>
          </table:table-cell>
          <table:table-cell office:value-type="float" office:value="1958926" calcext:value-type="float">
            <text:p>1958926</text:p>
          </table:table-cell>
          <table:table-cell office:value-type="float" office:value="1966005" calcext:value-type="float">
            <text:p>1966005</text:p>
          </table:table-cell>
          <table:table-cell office:value-type="float" office:value="1967299" calcext:value-type="float">
            <text:p>1967299</text:p>
          </table:table-cell>
          <table:table-cell office:value-type="float" office:value="2006069" calcext:value-type="float">
            <text:p>2006069</text:p>
          </table:table-cell>
          <table:table-cell office:value-type="float" office:value="2043941" calcext:value-type="float">
            <text:p>2043941</text:p>
          </table:table-cell>
          <table:table-cell office:value-type="float" office:value="609094" calcext:value-type="float">
            <text:p>609094</text:p>
          </table:table-cell>
          <table:table-cell office:value-type="float" office:value="5087" calcext:value-type="float">
            <text:p>50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4 - Calvados</text:p>
          </table:table-cell>
          <table:table-cell office:value-type="string" calcext:value-type="string">
            <text:p>28 - Normandie</text:p>
          </table:table-cell>
          <table:table-cell office:value-type="float" office:value="519695" calcext:value-type="float">
            <text:p>519695</text:p>
          </table:table-cell>
          <table:table-cell office:value-type="float" office:value="589559" calcext:value-type="float">
            <text:p>589559</text:p>
          </table:table-cell>
          <table:table-cell office:value-type="float" office:value="618478" calcext:value-type="float">
            <text:p>618478</text:p>
          </table:table-cell>
          <table:table-cell office:value-type="float" office:value="648385" calcext:value-type="float">
            <text:p>648385</text:p>
          </table:table-cell>
          <table:table-cell office:value-type="float" office:value="671351" calcext:value-type="float">
            <text:p>671351</text:p>
          </table:table-cell>
          <table:table-cell office:value-type="float" office:value="673667" calcext:value-type="float">
            <text:p>673667</text:p>
          </table:table-cell>
          <table:table-cell office:value-type="float" office:value="678206" calcext:value-type="float">
            <text:p>678206</text:p>
          </table:table-cell>
          <table:table-cell office:value-type="float" office:value="680908" calcext:value-type="float">
            <text:p>680908</text:p>
          </table:table-cell>
          <table:table-cell office:value-type="float" office:value="691670" calcext:value-type="float">
            <text:p>691670</text:p>
          </table:table-cell>
          <table:table-cell office:value-type="float" office:value="695818" calcext:value-type="float">
            <text:p>695818</text:p>
          </table:table-cell>
          <table:table-cell office:value-type="float" office:value="208050" calcext:value-type="float">
            <text:p>208050</text:p>
          </table:table-cell>
          <table:table-cell office:value-type="float" office:value="5548" calcext:value-type="float">
            <text:p>55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5 - Cantal</text:p>
          </table:table-cell>
          <table:table-cell office:value-type="string" calcext:value-type="string">
            <text:p>84 - Auvergne-Rhône-Alpes</text:p>
          </table:table-cell>
          <table:table-cell office:value-type="float" office:value="169330" calcext:value-type="float">
            <text:p>169330</text:p>
          </table:table-cell>
          <table:table-cell office:value-type="float" office:value="162838" calcext:value-type="float">
            <text:p>162838</text:p>
          </table:table-cell>
          <table:table-cell office:value-type="float" office:value="158723" calcext:value-type="float">
            <text:p>158723</text:p>
          </table:table-cell>
          <table:table-cell office:value-type="float" office:value="150778" calcext:value-type="float">
            <text:p>150778</text:p>
          </table:table-cell>
          <table:table-cell office:value-type="float" office:value="149682" calcext:value-type="float">
            <text:p>149682</text:p>
          </table:table-cell>
          <table:table-cell office:value-type="float" office:value="149057" calcext:value-type="float">
            <text:p>149057</text:p>
          </table:table-cell>
          <table:table-cell office:value-type="float" office:value="148737" calcext:value-type="float">
            <text:p>148737</text:p>
          </table:table-cell>
          <table:table-cell office:value-type="float" office:value="148380" calcext:value-type="float">
            <text:p>148380</text:p>
          </table:table-cell>
          <table:table-cell office:value-type="float" office:value="146618" calcext:value-type="float">
            <text:p>146618</text:p>
          </table:table-cell>
          <table:table-cell office:value-type="float" office:value="144240" calcext:value-type="float">
            <text:p>144240</text:p>
          </table:table-cell>
          <table:table-cell office:value-type="float" office:value="32454" calcext:value-type="float">
            <text:p>32454</text:p>
          </table:table-cell>
          <table:table-cell office:value-type="float" office:value="5726" calcext:value-type="float">
            <text:p>57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6 - Charente</text:p>
          </table:table-cell>
          <table:table-cell office:value-type="string" calcext:value-type="string">
            <text:p>75 - Nouvelle-Aquitaine</text:p>
          </table:table-cell>
          <table:table-cell office:value-type="float" office:value="331016" calcext:value-type="float">
            <text:p>331016</text:p>
          </table:table-cell>
          <table:table-cell office:value-type="float" office:value="340770" calcext:value-type="float">
            <text:p>340770</text:p>
          </table:table-cell>
          <table:table-cell office:value-type="float" office:value="341993" calcext:value-type="float">
            <text:p>341993</text:p>
          </table:table-cell>
          <table:table-cell office:value-type="float" office:value="339628" calcext:value-type="float">
            <text:p>339628</text:p>
          </table:table-cell>
          <table:table-cell office:value-type="float" office:value="347037" calcext:value-type="float">
            <text:p>347037</text:p>
          </table:table-cell>
          <table:table-cell office:value-type="float" office:value="349535" calcext:value-type="float">
            <text:p>349535</text:p>
          </table:table-cell>
          <table:table-cell office:value-type="float" office:value="351581" calcext:value-type="float">
            <text:p>351581</text:p>
          </table:table-cell>
          <table:table-cell office:value-type="float" office:value="351563" calcext:value-type="float">
            <text:p>351563</text:p>
          </table:table-cell>
          <table:table-cell office:value-type="float" office:value="353853" calcext:value-type="float">
            <text:p>353853</text:p>
          </table:table-cell>
          <table:table-cell office:value-type="float" office:value="351971" calcext:value-type="float">
            <text:p>351971</text:p>
          </table:table-cell>
          <table:table-cell office:value-type="float" office:value="89401" calcext:value-type="float">
            <text:p>89401</text:p>
          </table:table-cell>
          <table:table-cell office:value-type="float" office:value="5956" calcext:value-type="float">
            <text:p>59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7 - Charente-Maritime</text:p>
          </table:table-cell>
          <table:table-cell office:value-type="string" calcext:value-type="string">
            <text:p>75 - Nouvelle-Aquitaine</text:p>
          </table:table-cell>
          <table:table-cell office:value-type="float" office:value="483622" calcext:value-type="float">
            <text:p>483622</text:p>
          </table:table-cell>
          <table:table-cell office:value-type="float" office:value="513220" calcext:value-type="float">
            <text:p>513220</text:p>
          </table:table-cell>
          <table:table-cell office:value-type="float" office:value="527146" calcext:value-type="float">
            <text:p>527146</text:p>
          </table:table-cell>
          <table:table-cell office:value-type="float" office:value="557024" calcext:value-type="float">
            <text:p>557024</text:p>
          </table:table-cell>
          <table:table-cell office:value-type="float" office:value="598915" calcext:value-type="float">
            <text:p>598915</text:p>
          </table:table-cell>
          <table:table-cell office:value-type="float" office:value="605410" calcext:value-type="float">
            <text:p>605410</text:p>
          </table:table-cell>
          <table:table-cell office:value-type="float" office:value="611714" calcext:value-type="float">
            <text:p>611714</text:p>
          </table:table-cell>
          <table:table-cell office:value-type="float" office:value="616607" calcext:value-type="float">
            <text:p>616607</text:p>
          </table:table-cell>
          <table:table-cell office:value-type="float" office:value="637089" calcext:value-type="float">
            <text:p>637089</text:p>
          </table:table-cell>
          <table:table-cell office:value-type="float" office:value="648183" calcext:value-type="float">
            <text:p>648183</text:p>
          </table:table-cell>
          <table:table-cell office:value-type="float" office:value="162694" calcext:value-type="float">
            <text:p>162694</text:p>
          </table:table-cell>
          <table:table-cell office:value-type="float" office:value="6864" calcext:value-type="float">
            <text:p>68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8 - Cher</text:p>
          </table:table-cell>
          <table:table-cell office:value-type="string" calcext:value-type="string">
            <text:p>24 - Centre-Val de Loire</text:p>
          </table:table-cell>
          <table:table-cell office:value-type="float" office:value="304601" calcext:value-type="float">
            <text:p>304601</text:p>
          </table:table-cell>
          <table:table-cell office:value-type="float" office:value="320174" calcext:value-type="float">
            <text:p>320174</text:p>
          </table:table-cell>
          <table:table-cell office:value-type="float" office:value="321559" calcext:value-type="float">
            <text:p>321559</text:p>
          </table:table-cell>
          <table:table-cell office:value-type="float" office:value="314428" calcext:value-type="float">
            <text:p>314428</text:p>
          </table:table-cell>
          <table:table-cell office:value-type="float" office:value="314675" calcext:value-type="float">
            <text:p>314675</text:p>
          </table:table-cell>
          <table:table-cell office:value-type="float" office:value="314599" calcext:value-type="float">
            <text:p>314599</text:p>
          </table:table-cell>
          <table:table-cell office:value-type="float" office:value="313251" calcext:value-type="float">
            <text:p>313251</text:p>
          </table:table-cell>
          <table:table-cell office:value-type="float" office:value="311022" calcext:value-type="float">
            <text:p>311022</text:p>
          </table:table-cell>
          <table:table-cell office:value-type="float" office:value="310270" calcext:value-type="float">
            <text:p>310270</text:p>
          </table:table-cell>
          <table:table-cell office:value-type="float" office:value="304794" calcext:value-type="float">
            <text:p>304794</text:p>
          </table:table-cell>
          <table:table-cell office:value-type="float" office:value="78332" calcext:value-type="float">
            <text:p>78332</text:p>
          </table:table-cell>
          <table:table-cell office:value-type="float" office:value="7235" calcext:value-type="float">
            <text:p>72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9 - Corrèze</text:p>
          </table:table-cell>
          <table:table-cell office:value-type="string" calcext:value-type="string">
            <text:p>75 - Nouvelle-Aquitaine</text:p>
          </table:table-cell>
          <table:table-cell office:value-type="float" office:value="237858" calcext:value-type="float">
            <text:p>237858</text:p>
          </table:table-cell>
          <table:table-cell office:value-type="float" office:value="241448" calcext:value-type="float">
            <text:p>241448</text:p>
          </table:table-cell>
          <table:table-cell office:value-type="float" office:value="237908" calcext:value-type="float">
            <text:p>237908</text:p>
          </table:table-cell>
          <table:table-cell office:value-type="float" office:value="232576" calcext:value-type="float">
            <text:p>232576</text:p>
          </table:table-cell>
          <table:table-cell office:value-type="float" office:value="240363" calcext:value-type="float">
            <text:p>240363</text:p>
          </table:table-cell>
          <table:table-cell office:value-type="float" office:value="242038" calcext:value-type="float">
            <text:p>242038</text:p>
          </table:table-cell>
          <table:table-cell office:value-type="float" office:value="242896" calcext:value-type="float">
            <text:p>242896</text:p>
          </table:table-cell>
          <table:table-cell office:value-type="float" office:value="243352" calcext:value-type="float">
            <text:p>243352</text:p>
          </table:table-cell>
          <table:table-cell office:value-type="float" office:value="241340" calcext:value-type="float">
            <text:p>241340</text:p>
          </table:table-cell>
          <table:table-cell office:value-type="float" office:value="241891" calcext:value-type="float">
            <text:p>241891</text:p>
          </table:table-cell>
          <table:table-cell office:value-type="float" office:value="59747" calcext:value-type="float">
            <text:p>59747</text:p>
          </table:table-cell>
          <table:table-cell office:value-type="float" office:value="5857" calcext:value-type="float">
            <text:p>58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A - Corse-du-Sud</text:p>
          </table:table-cell>
          <table:table-cell office:value-type="string" calcext:value-type="string">
            <text:p>94 - Corse</text:p>
          </table:table-cell>
          <table:table-cell office:value-type="float" office:value="89566" calcext:value-type="float">
            <text:p>89566</text:p>
          </table:table-cell>
          <table:table-cell office:value-type="float" office:value="108604" calcext:value-type="float">
            <text:p>108604</text:p>
          </table:table-cell>
          <table:table-cell office:value-type="float" office:value="118808" calcext:value-type="float">
            <text:p>118808</text:p>
          </table:table-cell>
          <table:table-cell office:value-type="float" office:value="118593" calcext:value-type="float">
            <text:p>118593</text:p>
          </table:table-cell>
          <table:table-cell office:value-type="float" office:value="135718" calcext:value-type="float">
            <text:p>135718</text:p>
          </table:table-cell>
          <table:table-cell office:value-type="float" office:value="139362" calcext:value-type="float">
            <text:p>139362</text:p>
          </table:table-cell>
          <table:table-cell office:value-type="float" office:value="140953" calcext:value-type="float">
            <text:p>140953</text:p>
          </table:table-cell>
          <table:table-cell office:value-type="float" office:value="141330" calcext:value-type="float">
            <text:p>141330</text:p>
          </table:table-cell>
          <table:table-cell office:value-type="float" office:value="151652" calcext:value-type="float">
            <text:p>151652</text:p>
          </table:table-cell>
          <table:table-cell office:value-type="float" office:value="159894" calcext:value-type="float">
            <text:p>159894</text:p>
          </table:table-cell>
          <table:table-cell office:value-type="float" office:value="38375" calcext:value-type="float">
            <text:p>38375</text:p>
          </table:table-cell>
          <table:table-cell office:value-type="float" office:value="4014" calcext:value-type="float">
            <text:p>40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B - Haute-Corse</text:p>
          </table:table-cell>
          <table:table-cell office:value-type="string" calcext:value-type="string">
            <text:p>94 - Corse</text:p>
          </table:table-cell>
          <table:table-cell office:value-type="float" office:value="115702" calcext:value-type="float">
            <text:p>115702</text:p>
          </table:table-cell>
          <table:table-cell office:value-type="float" office:value="131574" calcext:value-type="float">
            <text:p>131574</text:p>
          </table:table-cell>
          <table:table-cell office:value-type="float" office:value="131563" calcext:value-type="float">
            <text:p>131563</text:p>
          </table:table-cell>
          <table:table-cell office:value-type="float" office:value="141603" calcext:value-type="float">
            <text:p>141603</text:p>
          </table:table-cell>
          <table:table-cell office:value-type="float" office:value="158400" calcext:value-type="float">
            <text:p>158400</text:p>
          </table:table-cell>
          <table:table-cell office:value-type="float" office:value="159847" calcext:value-type="float">
            <text:p>159847</text:p>
          </table:table-cell>
          <table:table-cell office:value-type="float" office:value="162013" calcext:value-type="float">
            <text:p>162013</text:p>
          </table:table-cell>
          <table:table-cell office:value-type="float" office:value="164344" calcext:value-type="float">
            <text:p>164344</text:p>
          </table:table-cell>
          <table:table-cell office:value-type="float" office:value="172560" calcext:value-type="float">
            <text:p>172560</text:p>
          </table:table-cell>
          <table:table-cell office:value-type="float" office:value="177902" calcext:value-type="float">
            <text:p>177902</text:p>
          </table:table-cell>
          <table:table-cell office:value-type="float" office:value="46788" calcext:value-type="float">
            <text:p>46788</text:p>
          </table:table-cell>
          <table:table-cell office:value-type="float" office:value="4666" calcext:value-type="float">
            <text:p>46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1 - Côte-d'Or</text:p>
          </table:table-cell>
          <table:table-cell office:value-type="string" calcext:value-type="string">
            <text:p>27 - Bourgogne-Franche-Comté</text:p>
          </table:table-cell>
          <table:table-cell office:value-type="float" office:value="421192" calcext:value-type="float">
            <text:p>421192</text:p>
          </table:table-cell>
          <table:table-cell office:value-type="float" office:value="473548" calcext:value-type="float">
            <text:p>473548</text:p>
          </table:table-cell>
          <table:table-cell office:value-type="float" office:value="493866" calcext:value-type="float">
            <text:p>493866</text:p>
          </table:table-cell>
          <table:table-cell office:value-type="float" office:value="506755" calcext:value-type="float">
            <text:p>506755</text:p>
          </table:table-cell>
          <table:table-cell office:value-type="float" office:value="517168" calcext:value-type="float">
            <text:p>517168</text:p>
          </table:table-cell>
          <table:table-cell office:value-type="float" office:value="519143" calcext:value-type="float">
            <text:p>519143</text:p>
          </table:table-cell>
          <table:table-cell office:value-type="float" office:value="521608" calcext:value-type="float">
            <text:p>521608</text:p>
          </table:table-cell>
          <table:table-cell office:value-type="float" office:value="524144" calcext:value-type="float">
            <text:p>524144</text:p>
          </table:table-cell>
          <table:table-cell office:value-type="float" office:value="531380" calcext:value-type="float">
            <text:p>531380</text:p>
          </table:table-cell>
          <table:table-cell office:value-type="float" office:value="536837" calcext:value-type="float">
            <text:p>536837</text:p>
          </table:table-cell>
          <table:table-cell office:value-type="float" office:value="160514" calcext:value-type="float">
            <text:p>160514</text:p>
          </table:table-cell>
          <table:table-cell office:value-type="float" office:value="8763" calcext:value-type="float">
            <text:p>87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2 - Côtes-d'Armor</text:p>
          </table:table-cell>
          <table:table-cell office:value-type="string" calcext:value-type="string">
            <text:p>53 - Bretagne</text:p>
          </table:table-cell>
          <table:table-cell office:value-type="float" office:value="506102" calcext:value-type="float">
            <text:p>506102</text:p>
          </table:table-cell>
          <table:table-cell office:value-type="float" office:value="538869" calcext:value-type="float">
            <text:p>538869</text:p>
          </table:table-cell>
          <table:table-cell office:value-type="float" office:value="538395" calcext:value-type="float">
            <text:p>538395</text:p>
          </table:table-cell>
          <table:table-cell office:value-type="float" office:value="542373" calcext:value-type="float">
            <text:p>542373</text:p>
          </table:table-cell>
          <table:table-cell office:value-type="float" office:value="570861" calcext:value-type="float">
            <text:p>570861</text:p>
          </table:table-cell>
          <table:table-cell office:value-type="float" office:value="576049" calcext:value-type="float">
            <text:p>576049</text:p>
          </table:table-cell>
          <table:table-cell office:value-type="float" office:value="581570" calcext:value-type="float">
            <text:p>581570</text:p>
          </table:table-cell>
          <table:table-cell office:value-type="float" office:value="587519" calcext:value-type="float">
            <text:p>587519</text:p>
          </table:table-cell>
          <table:table-cell office:value-type="float" office:value="597397" calcext:value-type="float">
            <text:p>597397</text:p>
          </table:table-cell>
          <table:table-cell office:value-type="float" office:value="598715" calcext:value-type="float">
            <text:p>598715</text:p>
          </table:table-cell>
          <table:table-cell office:value-type="float" office:value="159258" calcext:value-type="float">
            <text:p>159258</text:p>
          </table:table-cell>
          <table:table-cell office:value-type="float" office:value="6878" calcext:value-type="float">
            <text:p>68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3 - Creuse</text:p>
          </table:table-cell>
          <table:table-cell office:value-type="string" calcext:value-type="string">
            <text:p>75 - Nouvelle-Aquitaine</text:p>
          </table:table-cell>
          <table:table-cell office:value-type="float" office:value="156876" calcext:value-type="float">
            <text:p>156876</text:p>
          </table:table-cell>
          <table:table-cell office:value-type="float" office:value="139968" calcext:value-type="float">
            <text:p>139968</text:p>
          </table:table-cell>
          <table:table-cell office:value-type="float" office:value="131349" calcext:value-type="float">
            <text:p>131349</text:p>
          </table:table-cell>
          <table:table-cell office:value-type="float" office:value="124470" calcext:value-type="float">
            <text:p>124470</text:p>
          </table:table-cell>
          <table:table-cell office:value-type="float" office:value="123401" calcext:value-type="float">
            <text:p>123401</text:p>
          </table:table-cell>
          <table:table-cell office:value-type="float" office:value="123861" calcext:value-type="float">
            <text:p>123861</text:p>
          </table:table-cell>
          <table:table-cell office:value-type="float" office:value="123907" calcext:value-type="float">
            <text:p>123907</text:p>
          </table:table-cell>
          <table:table-cell office:value-type="float" office:value="123584" calcext:value-type="float">
            <text:p>123584</text:p>
          </table:table-cell>
          <table:table-cell office:value-type="float" office:value="120581" calcext:value-type="float">
            <text:p>120581</text:p>
          </table:table-cell>
          <table:table-cell office:value-type="float" office:value="118711" calcext:value-type="float">
            <text:p>118711</text:p>
          </table:table-cell>
          <table:table-cell office:value-type="float" office:value="25760" calcext:value-type="float">
            <text:p>25760</text:p>
          </table:table-cell>
          <table:table-cell office:value-type="float" office:value="5565" calcext:value-type="float">
            <text:p>55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4 - Dordogne</text:p>
          </table:table-cell>
          <table:table-cell office:value-type="string" calcext:value-type="string">
            <text:p>75 - Nouvelle-Aquitaine</text:p>
          </table:table-cell>
          <table:table-cell office:value-type="float" office:value="374073" calcext:value-type="float">
            <text:p>374073</text:p>
          </table:table-cell>
          <table:table-cell office:value-type="float" office:value="377356" calcext:value-type="float">
            <text:p>377356</text:p>
          </table:table-cell>
          <table:table-cell office:value-type="float" office:value="386365" calcext:value-type="float">
            <text:p>386365</text:p>
          </table:table-cell>
          <table:table-cell office:value-type="float" office:value="388293" calcext:value-type="float">
            <text:p>388293</text:p>
          </table:table-cell>
          <table:table-cell office:value-type="float" office:value="404052" calcext:value-type="float">
            <text:p>404052</text:p>
          </table:table-cell>
          <table:table-cell office:value-type="float" office:value="406793" calcext:value-type="float">
            <text:p>406793</text:p>
          </table:table-cell>
          <table:table-cell office:value-type="float" office:value="409388" calcext:value-type="float">
            <text:p>409388</text:p>
          </table:table-cell>
          <table:table-cell office:value-type="float" office:value="412082" calcext:value-type="float">
            <text:p>412082</text:p>
          </table:table-cell>
          <table:table-cell office:value-type="float" office:value="416350" calcext:value-type="float">
            <text:p>416350</text:p>
          </table:table-cell>
          <table:table-cell office:value-type="float" office:value="412629" calcext:value-type="float">
            <text:p>412629</text:p>
          </table:table-cell>
          <table:table-cell office:value-type="float" office:value="95317" calcext:value-type="float">
            <text:p>95317</text:p>
          </table:table-cell>
          <table:table-cell office:value-type="float" office:value="9060" calcext:value-type="float">
            <text:p>90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 - Doubs</text:p>
          </table:table-cell>
          <table:table-cell office:value-type="string" calcext:value-type="string">
            <text:p>27 - Bourgogne-Franche-Comté</text:p>
          </table:table-cell>
          <table:table-cell office:value-type="float" office:value="426363" calcext:value-type="float">
            <text:p>426363</text:p>
          </table:table-cell>
          <table:table-cell office:value-type="float" office:value="477163" calcext:value-type="float">
            <text:p>477163</text:p>
          </table:table-cell>
          <table:table-cell office:value-type="float" office:value="484770" calcext:value-type="float">
            <text:p>484770</text:p>
          </table:table-cell>
          <table:table-cell office:value-type="float" office:value="499062" calcext:value-type="float">
            <text:p>499062</text:p>
          </table:table-cell>
          <table:table-cell office:value-type="float" office:value="516157" calcext:value-type="float">
            <text:p>516157</text:p>
          </table:table-cell>
          <table:table-cell office:value-type="float" office:value="520133" calcext:value-type="float">
            <text:p>520133</text:p>
          </table:table-cell>
          <table:table-cell office:value-type="float" office:value="522685" calcext:value-type="float">
            <text:p>522685</text:p>
          </table:table-cell>
          <table:table-cell office:value-type="float" office:value="525276" calcext:value-type="float">
            <text:p>525276</text:p>
          </table:table-cell>
          <table:table-cell office:value-type="float" office:value="534710" calcext:value-type="float">
            <text:p>534710</text:p>
          </table:table-cell>
          <table:table-cell office:value-type="float" office:value="540890" calcext:value-type="float">
            <text:p>540890</text:p>
          </table:table-cell>
          <table:table-cell office:value-type="float" office:value="167676" calcext:value-type="float">
            <text:p>167676</text:p>
          </table:table-cell>
          <table:table-cell office:value-type="float" office:value="5234" calcext:value-type="float">
            <text:p>52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6 - Drôme</text:p>
          </table:table-cell>
          <table:table-cell office:value-type="string" calcext:value-type="string">
            <text:p>84 - Auvergne-Rhône-Alpes</text:p>
          </table:table-cell>
          <table:table-cell office:value-type="float" office:value="342891" calcext:value-type="float">
            <text:p>342891</text:p>
          </table:table-cell>
          <table:table-cell office:value-type="float" office:value="389781" calcext:value-type="float">
            <text:p>389781</text:p>
          </table:table-cell>
          <table:table-cell office:value-type="float" office:value="414072" calcext:value-type="float">
            <text:p>414072</text:p>
          </table:table-cell>
          <table:table-cell office:value-type="float" office:value="437778" calcext:value-type="float">
            <text:p>437778</text:p>
          </table:table-cell>
          <table:table-cell office:value-type="float" office:value="468608" calcext:value-type="float">
            <text:p>468608</text:p>
          </table:table-cell>
          <table:table-cell office:value-type="float" office:value="473428" calcext:value-type="float">
            <text:p>473428</text:p>
          </table:table-cell>
          <table:table-cell office:value-type="float" office:value="478069" calcext:value-type="float">
            <text:p>478069</text:p>
          </table:table-cell>
          <table:table-cell office:value-type="float" office:value="482984" calcext:value-type="float">
            <text:p>482984</text:p>
          </table:table-cell>
          <table:table-cell office:value-type="float" office:value="499159" calcext:value-type="float">
            <text:p>499159</text:p>
          </table:table-cell>
          <table:table-cell office:value-type="float" office:value="516172" calcext:value-type="float">
            <text:p>516172</text:p>
          </table:table-cell>
          <table:table-cell office:value-type="float" office:value="148658" calcext:value-type="float">
            <text:p>148658</text:p>
          </table:table-cell>
          <table:table-cell office:value-type="float" office:value="6530" calcext:value-type="float">
            <text:p>65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7 - Eure</text:p>
          </table:table-cell>
          <table:table-cell office:value-type="string" calcext:value-type="string">
            <text:p>28 - Normandie</text:p>
          </table:table-cell>
          <table:table-cell office:value-type="float" office:value="383385" calcext:value-type="float">
            <text:p>383385</text:p>
          </table:table-cell>
          <table:table-cell office:value-type="float" office:value="462323" calcext:value-type="float">
            <text:p>462323</text:p>
          </table:table-cell>
          <table:table-cell office:value-type="float" office:value="513818" calcext:value-type="float">
            <text:p>513818</text:p>
          </table:table-cell>
          <table:table-cell office:value-type="float" office:value="541054" calcext:value-type="float">
            <text:p>541054</text:p>
          </table:table-cell>
          <table:table-cell office:value-type="float" office:value="567221" calcext:value-type="float">
            <text:p>567221</text:p>
          </table:table-cell>
          <table:table-cell office:value-type="float" office:value="572105" calcext:value-type="float">
            <text:p>572105</text:p>
          </table:table-cell>
          <table:table-cell office:value-type="float" office:value="577087" calcext:value-type="float">
            <text:p>577087</text:p>
          </table:table-cell>
          <table:table-cell office:value-type="float" office:value="582822" calcext:value-type="float">
            <text:p>582822</text:p>
          </table:table-cell>
          <table:table-cell office:value-type="float" office:value="598347" calcext:value-type="float">
            <text:p>598347</text:p>
          </table:table-cell>
          <table:table-cell office:value-type="float" office:value="610152" calcext:value-type="float">
            <text:p>610152</text:p>
          </table:table-cell>
          <table:table-cell office:value-type="float" office:value="184876" calcext:value-type="float">
            <text:p>184876</text:p>
          </table:table-cell>
          <table:table-cell office:value-type="float" office:value="6040" calcext:value-type="float">
            <text:p>60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8 - Eure-et-Loir</text:p>
          </table:table-cell>
          <table:table-cell office:value-type="string" calcext:value-type="string">
            <text:p>24 - Centre-Val de Loire</text:p>
          </table:table-cell>
          <table:table-cell office:value-type="float" office:value="302207" calcext:value-type="float">
            <text:p>302207</text:p>
          </table:table-cell>
          <table:table-cell office:value-type="float" office:value="362813" calcext:value-type="float">
            <text:p>362813</text:p>
          </table:table-cell>
          <table:table-cell office:value-type="float" office:value="396073" calcext:value-type="float">
            <text:p>396073</text:p>
          </table:table-cell>
          <table:table-cell office:value-type="float" office:value="407665" calcext:value-type="float">
            <text:p>407665</text:p>
          </table:table-cell>
          <table:table-cell office:value-type="float" office:value="421114" calcext:value-type="float">
            <text:p>421114</text:p>
          </table:table-cell>
          <table:table-cell office:value-type="float" office:value="422411" calcext:value-type="float">
            <text:p>422411</text:p>
          </table:table-cell>
          <table:table-cell office:value-type="float" office:value="423559" calcext:value-type="float">
            <text:p>423559</text:p>
          </table:table-cell>
          <table:table-cell office:value-type="float" office:value="425502" calcext:value-type="float">
            <text:p>425502</text:p>
          </table:table-cell>
          <table:table-cell office:value-type="float" office:value="433762" calcext:value-type="float">
            <text:p>433762</text:p>
          </table:table-cell>
          <table:table-cell office:value-type="float" office:value="433983" calcext:value-type="float">
            <text:p>433983</text:p>
          </table:table-cell>
          <table:table-cell office:value-type="float" office:value="128459" calcext:value-type="float">
            <text:p>128459</text:p>
          </table:table-cell>
          <table:table-cell office:value-type="float" office:value="5880" calcext:value-type="float">
            <text:p>58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9 - Finistère</text:p>
          </table:table-cell>
          <table:table-cell office:value-type="string" calcext:value-type="string">
            <text:p>53 - Bretagne</text:p>
          </table:table-cell>
          <table:table-cell office:value-type="float" office:value="768929" calcext:value-type="float">
            <text:p>768929</text:p>
          </table:table-cell>
          <table:table-cell office:value-type="float" office:value="828364" calcext:value-type="float">
            <text:p>828364</text:p>
          </table:table-cell>
          <table:table-cell office:value-type="float" office:value="838687" calcext:value-type="float">
            <text:p>838687</text:p>
          </table:table-cell>
          <table:table-cell office:value-type="float" office:value="852418" calcext:value-type="float">
            <text:p>852418</text:p>
          </table:table-cell>
          <table:table-cell office:value-type="float" office:value="883001" calcext:value-type="float">
            <text:p>883001</text:p>
          </table:table-cell>
          <table:table-cell office:value-type="float" office:value="885906" calcext:value-type="float">
            <text:p>885906</text:p>
          </table:table-cell>
          <table:table-cell office:value-type="float" office:value="890509" calcext:value-type="float">
            <text:p>890509</text:p>
          </table:table-cell>
          <table:table-cell office:value-type="float" office:value="893914" calcext:value-type="float">
            <text:p>893914</text:p>
          </table:table-cell>
          <table:table-cell office:value-type="float" office:value="905855" calcext:value-type="float">
            <text:p>905855</text:p>
          </table:table-cell>
          <table:table-cell office:value-type="float" office:value="910502" calcext:value-type="float">
            <text:p>910502</text:p>
          </table:table-cell>
          <table:table-cell office:value-type="float" office:value="253120" calcext:value-type="float">
            <text:p>253120</text:p>
          </table:table-cell>
          <table:table-cell office:value-type="float" office:value="6733" calcext:value-type="float">
            <text:p>67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0 - Gard</text:p>
          </table:table-cell>
          <table:table-cell office:value-type="string" calcext:value-type="string">
            <text:p>76 - Occitanie</text:p>
          </table:table-cell>
          <table:table-cell office:value-type="float" office:value="478544" calcext:value-type="float">
            <text:p>478544</text:p>
          </table:table-cell>
          <table:table-cell office:value-type="float" office:value="530478" calcext:value-type="float">
            <text:p>530478</text:p>
          </table:table-cell>
          <table:table-cell office:value-type="float" office:value="585049" calcext:value-type="float">
            <text:p>585049</text:p>
          </table:table-cell>
          <table:table-cell office:value-type="float" office:value="623125" calcext:value-type="float">
            <text:p>623125</text:p>
          </table:table-cell>
          <table:table-cell office:value-type="float" office:value="683169" calcext:value-type="float">
            <text:p>683169</text:p>
          </table:table-cell>
          <table:table-cell office:value-type="float" office:value="689847" calcext:value-type="float">
            <text:p>689847</text:p>
          </table:table-cell>
          <table:table-cell office:value-type="float" office:value="694323" calcext:value-type="float">
            <text:p>694323</text:p>
          </table:table-cell>
          <table:table-cell office:value-type="float" office:value="701883" calcext:value-type="float">
            <text:p>701883</text:p>
          </table:table-cell>
          <table:table-cell office:value-type="float" office:value="736029" calcext:value-type="float">
            <text:p>736029</text:p>
          </table:table-cell>
          <table:table-cell office:value-type="float" office:value="748236" calcext:value-type="float">
            <text:p>748236</text:p>
          </table:table-cell>
          <table:table-cell office:value-type="float" office:value="208758" calcext:value-type="float">
            <text:p>208758</text:p>
          </table:table-cell>
          <table:table-cell office:value-type="float" office:value="5853" calcext:value-type="float">
            <text:p>58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1 - Haute-Garonne</text:p>
          </table:table-cell>
          <table:table-cell office:value-type="string" calcext:value-type="string">
            <text:p>76 - Occitanie</text:p>
          </table:table-cell>
          <table:table-cell office:value-type="float" office:value="690712" calcext:value-type="float">
            <text:p>690712</text:p>
          </table:table-cell>
          <table:table-cell office:value-type="float" office:value="824501" calcext:value-type="float">
            <text:p>824501</text:p>
          </table:table-cell>
          <table:table-cell office:value-type="float" office:value="925962" calcext:value-type="float">
            <text:p>925962</text:p>
          </table:table-cell>
          <table:table-cell office:value-type="float" office:value="1046338" calcext:value-type="float">
            <text:p>1046338</text:p>
          </table:table-cell>
          <table:table-cell office:value-type="float" office:value="1186330" calcext:value-type="float">
            <text:p>1186330</text:p>
          </table:table-cell>
          <table:table-cell office:value-type="float" office:value="1202920" calcext:value-type="float">
            <text:p>1202920</text:p>
          </table:table-cell>
          <table:table-cell office:value-type="float" office:value="1217344" calcext:value-type="float">
            <text:p>1217344</text:p>
          </table:table-cell>
          <table:table-cell office:value-type="float" office:value="1230820" calcext:value-type="float">
            <text:p>1230820</text:p>
          </table:table-cell>
          <table:table-cell office:value-type="float" office:value="1317668" calcext:value-type="float">
            <text:p>1317668</text:p>
          </table:table-cell>
          <table:table-cell office:value-type="float" office:value="1388393" calcext:value-type="float">
            <text:p>1388393</text:p>
          </table:table-cell>
          <table:table-cell office:value-type="float" office:value="440121" calcext:value-type="float">
            <text:p>440121</text:p>
          </table:table-cell>
          <table:table-cell office:value-type="float" office:value="6309" calcext:value-type="float">
            <text:p>63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2 - Gers</text:p>
          </table:table-cell>
          <table:table-cell office:value-type="string" calcext:value-type="string">
            <text:p>76 - Occitanie</text:p>
          </table:table-cell>
          <table:table-cell office:value-type="float" office:value="181577" calcext:value-type="float">
            <text:p>181577</text:p>
          </table:table-cell>
          <table:table-cell office:value-type="float" office:value="174154" calcext:value-type="float">
            <text:p>174154</text:p>
          </table:table-cell>
          <table:table-cell office:value-type="float" office:value="174587" calcext:value-type="float">
            <text:p>174587</text:p>
          </table:table-cell>
          <table:table-cell office:value-type="float" office:value="172335" calcext:value-type="float">
            <text:p>172335</text:p>
          </table:table-cell>
          <table:table-cell office:value-type="float" office:value="181375" calcext:value-type="float">
            <text:p>181375</text:p>
          </table:table-cell>
          <table:table-cell office:value-type="float" office:value="183615" calcext:value-type="float">
            <text:p>183615</text:p>
          </table:table-cell>
          <table:table-cell office:value-type="float" office:value="185266" calcext:value-type="float">
            <text:p>185266</text:p>
          </table:table-cell>
          <table:table-cell office:value-type="float" office:value="187181" calcext:value-type="float">
            <text:p>187181</text:p>
          </table:table-cell>
          <table:table-cell office:value-type="float" office:value="190625" calcext:value-type="float">
            <text:p>190625</text:p>
          </table:table-cell>
          <table:table-cell office:value-type="float" office:value="191332" calcext:value-type="float">
            <text:p>191332</text:p>
          </table:table-cell>
          <table:table-cell office:value-type="float" office:value="45728" calcext:value-type="float">
            <text:p>45728</text:p>
          </table:table-cell>
          <table:table-cell office:value-type="float" office:value="6257" calcext:value-type="float">
            <text:p>6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3 - Gironde</text:p>
          </table:table-cell>
          <table:table-cell office:value-type="string" calcext:value-type="string">
            <text:p>75 - Nouvelle-Aquitaine</text:p>
          </table:table-cell>
          <table:table-cell office:value-type="float" office:value="1009390" calcext:value-type="float">
            <text:p>1009390</text:p>
          </table:table-cell>
          <table:table-cell office:value-type="float" office:value="1127546" calcext:value-type="float">
            <text:p>1127546</text:p>
          </table:table-cell>
          <table:table-cell office:value-type="float" office:value="1213499" calcext:value-type="float">
            <text:p>1213499</text:p>
          </table:table-cell>
          <table:table-cell office:value-type="float" office:value="1287334" calcext:value-type="float">
            <text:p>1287334</text:p>
          </table:table-cell>
          <table:table-cell office:value-type="float" office:value="1393758" calcext:value-type="float">
            <text:p>1393758</text:p>
          </table:table-cell>
          <table:table-cell office:value-type="float" office:value="1409345" calcext:value-type="float">
            <text:p>1409345</text:p>
          </table:table-cell>
          <table:table-cell office:value-type="float" office:value="1421276" calcext:value-type="float">
            <text:p>1421276</text:p>
          </table:table-cell>
          <table:table-cell office:value-type="float" office:value="1434661" calcext:value-type="float">
            <text:p>1434661</text:p>
          </table:table-cell>
          <table:table-cell office:value-type="float" office:value="1526016" calcext:value-type="float">
            <text:p>1526016</text:p>
          </table:table-cell>
          <table:table-cell office:value-type="float" office:value="1610829" calcext:value-type="float">
            <text:p>1610829</text:p>
          </table:table-cell>
          <table:table-cell office:value-type="float" office:value="486470" calcext:value-type="float">
            <text:p>486470</text:p>
          </table:table-cell>
          <table:table-cell office:value-type="float" office:value="10725" calcext:value-type="float">
            <text:p>107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4 - Hérault</text:p>
          </table:table-cell>
          <table:table-cell office:value-type="string" calcext:value-type="string">
            <text:p>76 - Occitanie</text:p>
          </table:table-cell>
          <table:table-cell office:value-type="float" office:value="591397" calcext:value-type="float">
            <text:p>591397</text:p>
          </table:table-cell>
          <table:table-cell office:value-type="float" office:value="706499" calcext:value-type="float">
            <text:p>706499</text:p>
          </table:table-cell>
          <table:table-cell office:value-type="float" office:value="794603" calcext:value-type="float">
            <text:p>794603</text:p>
          </table:table-cell>
          <table:table-cell office:value-type="float" office:value="896441" calcext:value-type="float">
            <text:p>896441</text:p>
          </table:table-cell>
          <table:table-cell office:value-type="float" office:value="1001041" calcext:value-type="float">
            <text:p>1001041</text:p>
          </table:table-cell>
          <table:table-cell office:value-type="float" office:value="1011207" calcext:value-type="float">
            <text:p>1011207</text:p>
          </table:table-cell>
          <table:table-cell office:value-type="float" office:value="1019798" calcext:value-type="float">
            <text:p>1019798</text:p>
          </table:table-cell>
          <table:table-cell office:value-type="float" office:value="1031974" calcext:value-type="float">
            <text:p>1031974</text:p>
          </table:table-cell>
          <table:table-cell office:value-type="float" office:value="1107398" calcext:value-type="float">
            <text:p>1107398</text:p>
          </table:table-cell>
          <table:table-cell office:value-type="float" office:value="1160043" calcext:value-type="float">
            <text:p>1160043</text:p>
          </table:table-cell>
          <table:table-cell office:value-type="float" office:value="342213" calcext:value-type="float">
            <text:p>342213</text:p>
          </table:table-cell>
          <table:table-cell office:value-type="float" office:value="6101" calcext:value-type="float">
            <text:p>61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5 - Ille-et-Vilaine</text:p>
          </table:table-cell>
          <table:table-cell office:value-type="string" calcext:value-type="string">
            <text:p>53 - Bretagne</text:p>
          </table:table-cell>
          <table:table-cell office:value-type="float" office:value="652722" calcext:value-type="float">
            <text:p>652722</text:p>
          </table:table-cell>
          <table:table-cell office:value-type="float" office:value="749764" calcext:value-type="float">
            <text:p>749764</text:p>
          </table:table-cell>
          <table:table-cell office:value-type="float" office:value="798718" calcext:value-type="float">
            <text:p>798718</text:p>
          </table:table-cell>
          <table:table-cell office:value-type="float" office:value="867533" calcext:value-type="float">
            <text:p>867533</text:p>
          </table:table-cell>
          <table:table-cell office:value-type="float" office:value="945851" calcext:value-type="float">
            <text:p>945851</text:p>
          </table:table-cell>
          <table:table-cell office:value-type="float" office:value="955846" calcext:value-type="float">
            <text:p>955846</text:p>
          </table:table-cell>
          <table:table-cell office:value-type="float" office:value="967588" calcext:value-type="float">
            <text:p>967588</text:p>
          </table:table-cell>
          <table:table-cell office:value-type="float" office:value="977449" calcext:value-type="float">
            <text:p>977449</text:p>
          </table:table-cell>
          <table:table-cell office:value-type="float" office:value="1032240" calcext:value-type="float">
            <text:p>1032240</text:p>
          </table:table-cell>
          <table:table-cell office:value-type="float" office:value="1073883" calcext:value-type="float">
            <text:p>1073883</text:p>
          </table:table-cell>
          <table:table-cell office:value-type="float" office:value="349012" calcext:value-type="float">
            <text:p>349012</text:p>
          </table:table-cell>
          <table:table-cell office:value-type="float" office:value="6775" calcext:value-type="float">
            <text:p>6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6 - Indre</text:p>
          </table:table-cell>
          <table:table-cell office:value-type="string" calcext:value-type="string">
            <text:p>24 - Centre-Val de Loire</text:p>
          </table:table-cell>
          <table:table-cell office:value-type="float" office:value="247178" calcext:value-type="float">
            <text:p>247178</text:p>
          </table:table-cell>
          <table:table-cell office:value-type="float" office:value="243191" calcext:value-type="float">
            <text:p>243191</text:p>
          </table:table-cell>
          <table:table-cell office:value-type="float" office:value="237510" calcext:value-type="float">
            <text:p>237510</text:p>
          </table:table-cell>
          <table:table-cell office:value-type="float" office:value="231139" calcext:value-type="float">
            <text:p>231139</text:p>
          </table:table-cell>
          <table:table-cell office:value-type="float" office:value="232959" calcext:value-type="float">
            <text:p>232959</text:p>
          </table:table-cell>
          <table:table-cell office:value-type="float" office:value="232799" calcext:value-type="float">
            <text:p>232799</text:p>
          </table:table-cell>
          <table:table-cell office:value-type="float" office:value="232004" calcext:value-type="float">
            <text:p>232004</text:p>
          </table:table-cell>
          <table:table-cell office:value-type="float" office:value="232268" calcext:value-type="float">
            <text:p>232268</text:p>
          </table:table-cell>
          <table:table-cell office:value-type="float" office:value="226175" calcext:value-type="float">
            <text:p>226175</text:p>
          </table:table-cell>
          <table:table-cell office:value-type="float" office:value="218508" calcext:value-type="float">
            <text:p>218508</text:p>
          </table:table-cell>
          <table:table-cell office:value-type="float" office:value="52660" calcext:value-type="float">
            <text:p>52660</text:p>
          </table:table-cell>
          <table:table-cell office:value-type="float" office:value="6791" calcext:value-type="float">
            <text:p>67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7 - Indre-et-Loire</text:p>
          </table:table-cell>
          <table:table-cell office:value-type="string" calcext:value-type="string">
            <text:p>24 - Centre-Val de Loire</text:p>
          </table:table-cell>
          <table:table-cell office:value-type="float" office:value="437870" calcext:value-type="float">
            <text:p>437870</text:p>
          </table:table-cell>
          <table:table-cell office:value-type="float" office:value="506097" calcext:value-type="float">
            <text:p>506097</text:p>
          </table:table-cell>
          <table:table-cell office:value-type="float" office:value="529345" calcext:value-type="float">
            <text:p>529345</text:p>
          </table:table-cell>
          <table:table-cell office:value-type="float" office:value="554003" calcext:value-type="float">
            <text:p>554003</text:p>
          </table:table-cell>
          <table:table-cell office:value-type="float" office:value="580312" calcext:value-type="float">
            <text:p>580312</text:p>
          </table:table-cell>
          <table:table-cell office:value-type="float" office:value="583086" calcext:value-type="float">
            <text:p>583086</text:p>
          </table:table-cell>
          <table:table-cell office:value-type="float" office:value="585406" calcext:value-type="float">
            <text:p>585406</text:p>
          </table:table-cell>
          <table:table-cell office:value-type="float" office:value="588420" calcext:value-type="float">
            <text:p>588420</text:p>
          </table:table-cell>
          <table:table-cell office:value-type="float" office:value="603924" calcext:value-type="float">
            <text:p>603924</text:p>
          </table:table-cell>
          <table:table-cell office:value-type="float" office:value="611139" calcext:value-type="float">
            <text:p>611139</text:p>
          </table:table-cell>
          <table:table-cell office:value-type="float" office:value="182119" calcext:value-type="float">
            <text:p>182119</text:p>
          </table:table-cell>
          <table:table-cell office:value-type="float" office:value="6127" calcext:value-type="float">
            <text:p>612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8 - Isère</text:p>
          </table:table-cell>
          <table:table-cell office:value-type="string" calcext:value-type="string">
            <text:p>84 - Auvergne-Rhône-Alpes</text:p>
          </table:table-cell>
          <table:table-cell office:value-type="float" office:value="768450" calcext:value-type="float">
            <text:p>768450</text:p>
          </table:table-cell>
          <table:table-cell office:value-type="float" office:value="936771" calcext:value-type="float">
            <text:p>936771</text:p>
          </table:table-cell>
          <table:table-cell office:value-type="float" office:value="1016228" calcext:value-type="float">
            <text:p>1016228</text:p>
          </table:table-cell>
          <table:table-cell office:value-type="float" office:value="1094006" calcext:value-type="float">
            <text:p>1094006</text:p>
          </table:table-cell>
          <table:table-cell office:value-type="float" office:value="1169491" calcext:value-type="float">
            <text:p>1169491</text:p>
          </table:table-cell>
          <table:table-cell office:value-type="float" office:value="1178714" calcext:value-type="float">
            <text:p>1178714</text:p>
          </table:table-cell>
          <table:table-cell office:value-type="float" office:value="1188660" calcext:value-type="float">
            <text:p>1188660</text:p>
          </table:table-cell>
          <table:table-cell office:value-type="float" office:value="1197038" calcext:value-type="float">
            <text:p>1197038</text:p>
          </table:table-cell>
          <table:table-cell office:value-type="float" office:value="1243597" calcext:value-type="float">
            <text:p>1243597</text:p>
          </table:table-cell>
          <table:table-cell office:value-type="float" office:value="1272816" calcext:value-type="float">
            <text:p>1272816</text:p>
          </table:table-cell>
          <table:table-cell office:value-type="float" office:value="403483" calcext:value-type="float">
            <text:p>403483</text:p>
          </table:table-cell>
          <table:table-cell office:value-type="float" office:value="7431" calcext:value-type="float">
            <text:p>74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9 - Jura</text:p>
          </table:table-cell>
          <table:table-cell office:value-type="string" calcext:value-type="string">
            <text:p>27 - Bourgogne-Franche-Comté</text:p>
          </table:table-cell>
          <table:table-cell office:value-type="float" office:value="233547" calcext:value-type="float">
            <text:p>233547</text:p>
          </table:table-cell>
          <table:table-cell office:value-type="float" office:value="242925" calcext:value-type="float">
            <text:p>242925</text:p>
          </table:table-cell>
          <table:table-cell office:value-type="float" office:value="248759" calcext:value-type="float">
            <text:p>248759</text:p>
          </table:table-cell>
          <table:table-cell office:value-type="float" office:value="250857" calcext:value-type="float">
            <text:p>250857</text:p>
          </table:table-cell>
          <table:table-cell office:value-type="float" office:value="257399" calcext:value-type="float">
            <text:p>257399</text:p>
          </table:table-cell>
          <table:table-cell office:value-type="float" office:value="258897" calcext:value-type="float">
            <text:p>258897</text:p>
          </table:table-cell>
          <table:table-cell office:value-type="float" office:value="260740" calcext:value-type="float">
            <text:p>260740</text:p>
          </table:table-cell>
          <table:table-cell office:value-type="float" office:value="261277" calcext:value-type="float">
            <text:p>261277</text:p>
          </table:table-cell>
          <table:table-cell office:value-type="float" office:value="260681" calcext:value-type="float">
            <text:p>260681</text:p>
          </table:table-cell>
          <table:table-cell office:value-type="float" office:value="259393" calcext:value-type="float">
            <text:p>259393</text:p>
          </table:table-cell>
          <table:table-cell office:value-type="float" office:value="70814" calcext:value-type="float">
            <text:p>70814</text:p>
          </table:table-cell>
          <table:table-cell office:value-type="float" office:value="4999" calcext:value-type="float">
            <text:p>49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 - Landes</text:p>
          </table:table-cell>
          <table:table-cell office:value-type="string" calcext:value-type="string">
            <text:p>75 - Nouvelle-Aquitaine</text:p>
          </table:table-cell>
          <table:table-cell office:value-type="float" office:value="277381" calcext:value-type="float">
            <text:p>277381</text:p>
          </table:table-cell>
          <table:table-cell office:value-type="float" office:value="297424" calcext:value-type="float">
            <text:p>297424</text:p>
          </table:table-cell>
          <table:table-cell office:value-type="float" office:value="311461" calcext:value-type="float">
            <text:p>311461</text:p>
          </table:table-cell>
          <table:table-cell office:value-type="float" office:value="327334" calcext:value-type="float">
            <text:p>327334</text:p>
          </table:table-cell>
          <table:table-cell office:value-type="float" office:value="362827" calcext:value-type="float">
            <text:p>362827</text:p>
          </table:table-cell>
          <table:table-cell office:value-type="float" office:value="367492" calcext:value-type="float">
            <text:p>367492</text:p>
          </table:table-cell>
          <table:table-cell office:value-type="float" office:value="373142" calcext:value-type="float">
            <text:p>373142</text:p>
          </table:table-cell>
          <table:table-cell office:value-type="float" office:value="379341" calcext:value-type="float">
            <text:p>379341</text:p>
          </table:table-cell>
          <table:table-cell office:value-type="float" office:value="400477" calcext:value-type="float">
            <text:p>400477</text:p>
          </table:table-cell>
          <table:table-cell office:value-type="float" office:value="411757" calcext:value-type="float">
            <text:p>411757</text:p>
          </table:table-cell>
          <table:table-cell office:value-type="float" office:value="103351" calcext:value-type="float">
            <text:p>103351</text:p>
          </table:table-cell>
          <table:table-cell office:value-type="float" office:value="9243" calcext:value-type="float">
            <text:p>92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1 - Loir-et-Cher</text:p>
          </table:table-cell>
          <table:table-cell office:value-type="string" calcext:value-type="string">
            <text:p>24 - Centre-Val de Loire</text:p>
          </table:table-cell>
          <table:table-cell office:value-type="float" office:value="267896" calcext:value-type="float">
            <text:p>267896</text:p>
          </table:table-cell>
          <table:table-cell office:value-type="float" office:value="296220" calcext:value-type="float">
            <text:p>296220</text:p>
          </table:table-cell>
          <table:table-cell office:value-type="float" office:value="305937" calcext:value-type="float">
            <text:p>305937</text:p>
          </table:table-cell>
          <table:table-cell office:value-type="float" office:value="314968" calcext:value-type="float">
            <text:p>314968</text:p>
          </table:table-cell>
          <table:table-cell office:value-type="float" office:value="325182" calcext:value-type="float">
            <text:p>325182</text:p>
          </table:table-cell>
          <table:table-cell office:value-type="float" office:value="326291" calcext:value-type="float">
            <text:p>326291</text:p>
          </table:table-cell>
          <table:table-cell office:value-type="float" office:value="326599" calcext:value-type="float">
            <text:p>326599</text:p>
          </table:table-cell>
          <table:table-cell office:value-type="float" office:value="327868" calcext:value-type="float">
            <text:p>327868</text:p>
          </table:table-cell>
          <table:table-cell office:value-type="float" office:value="333567" calcext:value-type="float">
            <text:p>333567</text:p>
          </table:table-cell>
          <table:table-cell office:value-type="float" office:value="332601" calcext:value-type="float">
            <text:p>332601</text:p>
          </table:table-cell>
          <table:table-cell office:value-type="float" office:value="89470" calcext:value-type="float">
            <text:p>89470</text:p>
          </table:table-cell>
          <table:table-cell office:value-type="float" office:value="6343" calcext:value-type="float">
            <text:p>63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2 - Loire</text:p>
          </table:table-cell>
          <table:table-cell office:value-type="string" calcext:value-type="string">
            <text:p>84 - Auvergne-Rhône-Alpes</text:p>
          </table:table-cell>
          <table:table-cell office:value-type="float" office:value="720568" calcext:value-type="float">
            <text:p>720568</text:p>
          </table:table-cell>
          <table:table-cell office:value-type="float" office:value="739521" calcext:value-type="float">
            <text:p>739521</text:p>
          </table:table-cell>
          <table:table-cell office:value-type="float" office:value="746288" calcext:value-type="float">
            <text:p>746288</text:p>
          </table:table-cell>
          <table:table-cell office:value-type="float" office:value="728524" calcext:value-type="float">
            <text:p>728524</text:p>
          </table:table-cell>
          <table:table-cell office:value-type="float" office:value="741269" calcext:value-type="float">
            <text:p>741269</text:p>
          </table:table-cell>
          <table:table-cell office:value-type="float" office:value="740668" calcext:value-type="float">
            <text:p>740668</text:p>
          </table:table-cell>
          <table:table-cell office:value-type="float" office:value="742076" calcext:value-type="float">
            <text:p>742076</text:p>
          </table:table-cell>
          <table:table-cell office:value-type="float" office:value="746115" calcext:value-type="float">
            <text:p>746115</text:p>
          </table:table-cell>
          <table:table-cell office:value-type="float" office:value="757305" calcext:value-type="float">
            <text:p>757305</text:p>
          </table:table-cell>
          <table:table-cell office:value-type="float" office:value="762495" calcext:value-type="float">
            <text:p>762495</text:p>
          </table:table-cell>
          <table:table-cell office:value-type="float" office:value="227986" calcext:value-type="float">
            <text:p>227986</text:p>
          </table:table-cell>
          <table:table-cell office:value-type="float" office:value="4781" calcext:value-type="float">
            <text:p>47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3 - Haute-Loire</text:p>
          </table:table-cell>
          <table:table-cell office:value-type="string" calcext:value-type="string">
            <text:p>84 - Auvergne-Rhône-Alpes</text:p>
          </table:table-cell>
          <table:table-cell office:value-type="float" office:value="208337" calcext:value-type="float">
            <text:p>208337</text:p>
          </table:table-cell>
          <table:table-cell office:value-type="float" office:value="205895" calcext:value-type="float">
            <text:p>205895</text:p>
          </table:table-cell>
          <table:table-cell office:value-type="float" office:value="206568" calcext:value-type="float">
            <text:p>206568</text:p>
          </table:table-cell>
          <table:table-cell office:value-type="float" office:value="209113" calcext:value-type="float">
            <text:p>209113</text:p>
          </table:table-cell>
          <table:table-cell office:value-type="float" office:value="219484" calcext:value-type="float">
            <text:p>219484</text:p>
          </table:table-cell>
          <table:table-cell office:value-type="float" office:value="220437" calcext:value-type="float">
            <text:p>220437</text:p>
          </table:table-cell>
          <table:table-cell office:value-type="float" office:value="221834" calcext:value-type="float">
            <text:p>221834</text:p>
          </table:table-cell>
          <table:table-cell office:value-type="float" office:value="223122" calcext:value-type="float">
            <text:p>223122</text:p>
          </table:table-cell>
          <table:table-cell office:value-type="float" office:value="226565" calcext:value-type="float">
            <text:p>226565</text:p>
          </table:table-cell>
          <table:table-cell office:value-type="float" office:value="227444" calcext:value-type="float">
            <text:p>227444</text:p>
          </table:table-cell>
          <table:table-cell office:value-type="float" office:value="60728" calcext:value-type="float">
            <text:p>60728</text:p>
          </table:table-cell>
          <table:table-cell office:value-type="float" office:value="4977" calcext:value-type="float">
            <text:p>49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4 - Loire-Atlantique</text:p>
          </table:table-cell>
          <table:table-cell office:value-type="string" calcext:value-type="string">
            <text:p>52 - Pays de la Loire</text:p>
          </table:table-cell>
          <table:table-cell office:value-type="float" office:value="861452" calcext:value-type="float">
            <text:p>861452</text:p>
          </table:table-cell>
          <table:table-cell office:value-type="float" office:value="995498" calcext:value-type="float">
            <text:p>995498</text:p>
          </table:table-cell>
          <table:table-cell office:value-type="float" office:value="1052183" calcext:value-type="float">
            <text:p>1052183</text:p>
          </table:table-cell>
          <table:table-cell office:value-type="float" office:value="1134266" calcext:value-type="float">
            <text:p>1134266</text:p>
          </table:table-cell>
          <table:table-cell office:value-type="float" office:value="1234085" calcext:value-type="float">
            <text:p>1234085</text:p>
          </table:table-cell>
          <table:table-cell office:value-type="float" office:value="1246798" calcext:value-type="float">
            <text:p>1246798</text:p>
          </table:table-cell>
          <table:table-cell office:value-type="float" office:value="1255871" calcext:value-type="float">
            <text:p>1255871</text:p>
          </table:table-cell>
          <table:table-cell office:value-type="float" office:value="1266358" calcext:value-type="float">
            <text:p>1266358</text:p>
          </table:table-cell>
          <table:table-cell office:value-type="float" office:value="1346592" calcext:value-type="float">
            <text:p>1346592</text:p>
          </table:table-cell>
          <table:table-cell office:value-type="float" office:value="1413341" calcext:value-type="float">
            <text:p>1413341</text:p>
          </table:table-cell>
          <table:table-cell office:value-type="float" office:value="448029" calcext:value-type="float">
            <text:p>448029</text:p>
          </table:table-cell>
          <table:table-cell office:value-type="float" office:value="6881" calcext:value-type="float">
            <text:p>6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5 - Loiret</text:p>
          </table:table-cell>
          <table:table-cell office:value-type="string" calcext:value-type="string">
            <text:p>24 - Centre-Val de Loire</text:p>
          </table:table-cell>
          <table:table-cell office:value-type="float" office:value="430629" calcext:value-type="float">
            <text:p>430629</text:p>
          </table:table-cell>
          <table:table-cell office:value-type="float" office:value="535669" calcext:value-type="float">
            <text:p>535669</text:p>
          </table:table-cell>
          <table:table-cell office:value-type="float" office:value="580612" calcext:value-type="float">
            <text:p>580612</text:p>
          </table:table-cell>
          <table:table-cell office:value-type="float" office:value="618126" calcext:value-type="float">
            <text:p>618126</text:p>
          </table:table-cell>
          <table:table-cell office:value-type="float" office:value="645325" calcext:value-type="float">
            <text:p>645325</text:p>
          </table:table-cell>
          <table:table-cell office:value-type="float" office:value="647733" calcext:value-type="float">
            <text:p>647733</text:p>
          </table:table-cell>
          <table:table-cell office:value-type="float" office:value="650769" calcext:value-type="float">
            <text:p>650769</text:p>
          </table:table-cell>
          <table:table-cell office:value-type="float" office:value="653510" calcext:value-type="float">
            <text:p>653510</text:p>
          </table:table-cell>
          <table:table-cell office:value-type="float" office:value="669737" calcext:value-type="float">
            <text:p>669737</text:p>
          </table:table-cell>
          <table:table-cell office:value-type="float" office:value="681497" calcext:value-type="float">
            <text:p>681497</text:p>
          </table:table-cell>
          <table:table-cell office:value-type="float" office:value="209220" calcext:value-type="float">
            <text:p>209220</text:p>
          </table:table-cell>
          <table:table-cell office:value-type="float" office:value="6775" calcext:value-type="float">
            <text:p>6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6 - Lot</text:p>
          </table:table-cell>
          <table:table-cell office:value-type="string" calcext:value-type="string">
            <text:p>76 - Occitanie</text:p>
          </table:table-cell>
          <table:table-cell office:value-type="float" office:value="151198" calcext:value-type="float">
            <text:p>151198</text:p>
          </table:table-cell>
          <table:table-cell office:value-type="float" office:value="154533" calcext:value-type="float">
            <text:p>154533</text:p>
          </table:table-cell>
          <table:table-cell office:value-type="float" office:value="155816" calcext:value-type="float">
            <text:p>155816</text:p>
          </table:table-cell>
          <table:table-cell office:value-type="float" office:value="160197" calcext:value-type="float">
            <text:p>160197</text:p>
          </table:table-cell>
          <table:table-cell office:value-type="float" office:value="169531" calcext:value-type="float">
            <text:p>169531</text:p>
          </table:table-cell>
          <table:table-cell office:value-type="float" office:value="171173" calcext:value-type="float">
            <text:p>171173</text:p>
          </table:table-cell>
          <table:table-cell office:value-type="float" office:value="172796" calcext:value-type="float">
            <text:p>172796</text:p>
          </table:table-cell>
          <table:table-cell office:value-type="float" office:value="173562" calcext:value-type="float">
            <text:p>173562</text:p>
          </table:table-cell>
          <table:table-cell office:value-type="float" office:value="173648" calcext:value-type="float">
            <text:p>173648</text:p>
          </table:table-cell>
          <table:table-cell office:value-type="float" office:value="171463" calcext:value-type="float">
            <text:p>171463</text:p>
          </table:table-cell>
          <table:table-cell office:value-type="float" office:value="38579" calcext:value-type="float">
            <text:p>38579</text:p>
          </table:table-cell>
          <table:table-cell office:value-type="float" office:value="5217" calcext:value-type="float">
            <text:p>52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7 - Lot-et-Garonne</text:p>
          </table:table-cell>
          <table:table-cell office:value-type="string" calcext:value-type="string">
            <text:p>75 - Nouvelle-Aquitaine</text:p>
          </table:table-cell>
          <table:table-cell office:value-type="float" office:value="290592" calcext:value-type="float">
            <text:p>290592</text:p>
          </table:table-cell>
          <table:table-cell office:value-type="float" office:value="298522" calcext:value-type="float">
            <text:p>298522</text:p>
          </table:table-cell>
          <table:table-cell office:value-type="float" office:value="305989" calcext:value-type="float">
            <text:p>305989</text:p>
          </table:table-cell>
          <table:table-cell office:value-type="float" office:value="305380" calcext:value-type="float">
            <text:p>305380</text:p>
          </table:table-cell>
          <table:table-cell office:value-type="float" office:value="322292" calcext:value-type="float">
            <text:p>322292</text:p>
          </table:table-cell>
          <table:table-cell office:value-type="float" office:value="324170" calcext:value-type="float">
            <text:p>324170</text:p>
          </table:table-cell>
          <table:table-cell office:value-type="float" office:value="326399" calcext:value-type="float">
            <text:p>326399</text:p>
          </table:table-cell>
          <table:table-cell office:value-type="float" office:value="329697" calcext:value-type="float">
            <text:p>329697</text:p>
          </table:table-cell>
          <table:table-cell office:value-type="float" office:value="333234" calcext:value-type="float">
            <text:p>333234</text:p>
          </table:table-cell>
          <table:table-cell office:value-type="float" office:value="333230" calcext:value-type="float">
            <text:p>333230</text:p>
          </table:table-cell>
          <table:table-cell office:value-type="float" office:value="86307" calcext:value-type="float">
            <text:p>86307</text:p>
          </table:table-cell>
          <table:table-cell office:value-type="float" office:value="5361" calcext:value-type="float">
            <text:p>53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8 - Lozère</text:p>
          </table:table-cell>
          <table:table-cell office:value-type="string" calcext:value-type="string">
            <text:p>76 - Occitanie</text:p>
          </table:table-cell>
          <table:table-cell office:value-type="float" office:value="77258" calcext:value-type="float">
            <text:p>77258</text:p>
          </table:table-cell>
          <table:table-cell office:value-type="float" office:value="74294" calcext:value-type="float">
            <text:p>74294</text:p>
          </table:table-cell>
          <table:table-cell office:value-type="float" office:value="72825" calcext:value-type="float">
            <text:p>72825</text:p>
          </table:table-cell>
          <table:table-cell office:value-type="float" office:value="73509" calcext:value-type="float">
            <text:p>73509</text:p>
          </table:table-cell>
          <table:table-cell office:value-type="float" office:value="76800" calcext:value-type="float">
            <text:p>76800</text:p>
          </table:table-cell>
          <table:table-cell office:value-type="float" office:value="76880" calcext:value-type="float">
            <text:p>76880</text:p>
          </table:table-cell>
          <table:table-cell office:value-type="float" office:value="76973" calcext:value-type="float">
            <text:p>76973</text:p>
          </table:table-cell>
          <table:table-cell office:value-type="float" office:value="77163" calcext:value-type="float">
            <text:p>77163</text:p>
          </table:table-cell>
          <table:table-cell office:value-type="float" office:value="76360" calcext:value-type="float">
            <text:p>76360</text:p>
          </table:table-cell>
          <table:table-cell office:value-type="float" office:value="75463" calcext:value-type="float">
            <text:p>75463</text:p>
          </table:table-cell>
          <table:table-cell office:value-type="float" office:value="19394" calcext:value-type="float">
            <text:p>19394</text:p>
          </table:table-cell>
          <table:table-cell office:value-type="float" office:value="5167" calcext:value-type="float">
            <text:p>51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9 - Maine-et-Loire</text:p>
          </table:table-cell>
          <table:table-cell office:value-type="string" calcext:value-type="string">
            <text:p>52 - Pays de la Loire</text:p>
          </table:table-cell>
          <table:table-cell office:value-type="float" office:value="584709" calcext:value-type="float">
            <text:p>584709</text:p>
          </table:table-cell>
          <table:table-cell office:value-type="float" office:value="675321" calcext:value-type="float">
            <text:p>675321</text:p>
          </table:table-cell>
          <table:table-cell office:value-type="float" office:value="705882" calcext:value-type="float">
            <text:p>705882</text:p>
          </table:table-cell>
          <table:table-cell office:value-type="float" office:value="732942" calcext:value-type="float">
            <text:p>732942</text:p>
          </table:table-cell>
          <table:table-cell office:value-type="float" office:value="766659" calcext:value-type="float">
            <text:p>766659</text:p>
          </table:table-cell>
          <table:table-cell office:value-type="float" office:value="770777" calcext:value-type="float">
            <text:p>770777</text:p>
          </table:table-cell>
          <table:table-cell office:value-type="float" office:value="774823" calcext:value-type="float">
            <text:p>774823</text:p>
          </table:table-cell>
          <table:table-cell office:value-type="float" office:value="780082" calcext:value-type="float">
            <text:p>780082</text:p>
          </table:table-cell>
          <table:table-cell office:value-type="float" office:value="805888" calcext:value-type="float">
            <text:p>805888</text:p>
          </table:table-cell>
          <table:table-cell office:value-type="float" office:value="820655" calcext:value-type="float">
            <text:p>820655</text:p>
          </table:table-cell>
          <table:table-cell office:value-type="float" office:value="261789" calcext:value-type="float">
            <text:p>261789</text:p>
          </table:table-cell>
          <table:table-cell office:value-type="float" office:value="7107" calcext:value-type="float">
            <text:p>7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0 - Manche</text:p>
          </table:table-cell>
          <table:table-cell office:value-type="string" calcext:value-type="string">
            <text:p>28 - Normandie</text:p>
          </table:table-cell>
          <table:table-cell office:value-type="float" office:value="451939" calcext:value-type="float">
            <text:p>451939</text:p>
          </table:table-cell>
          <table:table-cell office:value-type="float" office:value="465948" calcext:value-type="float">
            <text:p>465948</text:p>
          </table:table-cell>
          <table:table-cell office:value-type="float" office:value="479636" calcext:value-type="float">
            <text:p>479636</text:p>
          </table:table-cell>
          <table:table-cell office:value-type="float" office:value="481471" calcext:value-type="float">
            <text:p>481471</text:p>
          </table:table-cell>
          <table:table-cell office:value-type="float" office:value="492563" calcext:value-type="float">
            <text:p>492563</text:p>
          </table:table-cell>
          <table:table-cell office:value-type="float" office:value="495153" calcext:value-type="float">
            <text:p>495153</text:p>
          </table:table-cell>
          <table:table-cell office:value-type="float" office:value="496937" calcext:value-type="float">
            <text:p>496937</text:p>
          </table:table-cell>
          <table:table-cell office:value-type="float" office:value="497762" calcext:value-type="float">
            <text:p>497762</text:p>
          </table:table-cell>
          <table:table-cell office:value-type="float" office:value="499958" calcext:value-type="float">
            <text:p>499958</text:p>
          </table:table-cell>
          <table:table-cell office:value-type="float" office:value="496972" calcext:value-type="float">
            <text:p>496972</text:p>
          </table:table-cell>
          <table:table-cell office:value-type="float" office:value="132195" calcext:value-type="float">
            <text:p>132195</text:p>
          </table:table-cell>
          <table:table-cell office:value-type="float" office:value="5938" calcext:value-type="float">
            <text:p>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1 - Marne</text:p>
          </table:table-cell>
          <table:table-cell office:value-type="string" calcext:value-type="string">
            <text:p>44 - Grand Est</text:p>
          </table:table-cell>
          <table:table-cell office:value-type="float" office:value="485388" calcext:value-type="float">
            <text:p>485388</text:p>
          </table:table-cell>
          <table:table-cell office:value-type="float" office:value="543627" calcext:value-type="float">
            <text:p>543627</text:p>
          </table:table-cell>
          <table:table-cell office:value-type="float" office:value="558217" calcext:value-type="float">
            <text:p>558217</text:p>
          </table:table-cell>
          <table:table-cell office:value-type="float" office:value="565229" calcext:value-type="float">
            <text:p>565229</text:p>
          </table:table-cell>
          <table:table-cell office:value-type="float" office:value="565841" calcext:value-type="float">
            <text:p>565841</text:p>
          </table:table-cell>
          <table:table-cell office:value-type="float" office:value="566491" calcext:value-type="float">
            <text:p>566491</text:p>
          </table:table-cell>
          <table:table-cell office:value-type="float" office:value="566010" calcext:value-type="float">
            <text:p>566010</text:p>
          </table:table-cell>
          <table:table-cell office:value-type="float" office:value="566145" calcext:value-type="float">
            <text:p>566145</text:p>
          </table:table-cell>
          <table:table-cell office:value-type="float" office:value="570817" calcext:value-type="float">
            <text:p>570817</text:p>
          </table:table-cell>
          <table:table-cell office:value-type="float" office:value="573253" calcext:value-type="float">
            <text:p>573253</text:p>
          </table:table-cell>
          <table:table-cell office:value-type="float" office:value="177708" calcext:value-type="float">
            <text:p>177708</text:p>
          </table:table-cell>
          <table:table-cell office:value-type="float" office:value="8162" calcext:value-type="float">
            <text:p>81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2 - Haute-Marne</text:p>
          </table:table-cell>
          <table:table-cell office:value-type="string" calcext:value-type="string">
            <text:p>44 - Grand Est</text:p>
          </table:table-cell>
          <table:table-cell office:value-type="float" office:value="214336" calcext:value-type="float">
            <text:p>214336</text:p>
          </table:table-cell>
          <table:table-cell office:value-type="float" office:value="210670" calcext:value-type="float">
            <text:p>210670</text:p>
          </table:table-cell>
          <table:table-cell office:value-type="float" office:value="204067" calcext:value-type="float">
            <text:p>204067</text:p>
          </table:table-cell>
          <table:table-cell office:value-type="float" office:value="194873" calcext:value-type="float">
            <text:p>194873</text:p>
          </table:table-cell>
          <table:table-cell office:value-type="float" office:value="187652" calcext:value-type="float">
            <text:p>187652</text:p>
          </table:table-cell>
          <table:table-cell office:value-type="float" office:value="187407" calcext:value-type="float">
            <text:p>187407</text:p>
          </table:table-cell>
          <table:table-cell office:value-type="float" office:value="186470" calcext:value-type="float">
            <text:p>186470</text:p>
          </table:table-cell>
          <table:table-cell office:value-type="float" office:value="185214" calcext:value-type="float">
            <text:p>185214</text:p>
          </table:table-cell>
          <table:table-cell office:value-type="float" office:value="180673" calcext:value-type="float">
            <text:p>180673</text:p>
          </table:table-cell>
          <table:table-cell office:value-type="float" office:value="175102" calcext:value-type="float">
            <text:p>175102</text:p>
          </table:table-cell>
          <table:table-cell office:value-type="float" office:value="45176" calcext:value-type="float">
            <text:p>45176</text:p>
          </table:table-cell>
          <table:table-cell office:value-type="float" office:value="6211" calcext:value-type="float">
            <text:p>62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3 - Mayenne</text:p>
          </table:table-cell>
          <table:table-cell office:value-type="string" calcext:value-type="string">
            <text:p>52 - Pays de la Loire</text:p>
          </table:table-cell>
          <table:table-cell office:value-type="float" office:value="252762" calcext:value-type="float">
            <text:p>252762</text:p>
          </table:table-cell>
          <table:table-cell office:value-type="float" office:value="271784" calcext:value-type="float">
            <text:p>271784</text:p>
          </table:table-cell>
          <table:table-cell office:value-type="float" office:value="278037" calcext:value-type="float">
            <text:p>278037</text:p>
          </table:table-cell>
          <table:table-cell office:value-type="float" office:value="285338" calcext:value-type="float">
            <text:p>285338</text:p>
          </table:table-cell>
          <table:table-cell office:value-type="float" office:value="299000" calcext:value-type="float">
            <text:p>299000</text:p>
          </table:table-cell>
          <table:table-cell office:value-type="float" office:value="300643" calcext:value-type="float">
            <text:p>300643</text:p>
          </table:table-cell>
          <table:table-cell office:value-type="float" office:value="302983" calcext:value-type="float">
            <text:p>302983</text:p>
          </table:table-cell>
          <table:table-cell office:value-type="float" office:value="305147" calcext:value-type="float">
            <text:p>305147</text:p>
          </table:table-cell>
          <table:table-cell office:value-type="float" office:value="307471" calcext:value-type="float">
            <text:p>307471</text:p>
          </table:table-cell>
          <table:table-cell office:value-type="float" office:value="306323" calcext:value-type="float">
            <text:p>306323</text:p>
          </table:table-cell>
          <table:table-cell office:value-type="float" office:value="91591" calcext:value-type="float">
            <text:p>91591</text:p>
          </table:table-cell>
          <table:table-cell office:value-type="float" office:value="5175" calcext:value-type="float">
            <text:p>51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4 - Meurthe-et-Moselle</text:p>
          </table:table-cell>
          <table:table-cell office:value-type="string" calcext:value-type="string">
            <text:p>44 - Grand Est</text:p>
          </table:table-cell>
          <table:table-cell office:value-type="float" office:value="705413" calcext:value-type="float">
            <text:p>705413</text:p>
          </table:table-cell>
          <table:table-cell office:value-type="float" office:value="716846" calcext:value-type="float">
            <text:p>716846</text:p>
          </table:table-cell>
          <table:table-cell office:value-type="float" office:value="711822" calcext:value-type="float">
            <text:p>711822</text:p>
          </table:table-cell>
          <table:table-cell office:value-type="float" office:value="713779" calcext:value-type="float">
            <text:p>713779</text:p>
          </table:table-cell>
          <table:table-cell office:value-type="float" office:value="725302" calcext:value-type="float">
            <text:p>725302</text:p>
          </table:table-cell>
          <table:table-cell office:value-type="float" office:value="726592" calcext:value-type="float">
            <text:p>726592</text:p>
          </table:table-cell>
          <table:table-cell office:value-type="float" office:value="729768" calcext:value-type="float">
            <text:p>729768</text:p>
          </table:table-cell>
          <table:table-cell office:value-type="float" office:value="731019" calcext:value-type="float">
            <text:p>731019</text:p>
          </table:table-cell>
          <table:table-cell office:value-type="float" office:value="732153" calcext:value-type="float">
            <text:p>732153</text:p>
          </table:table-cell>
          <table:table-cell office:value-type="float" office:value="733085" calcext:value-type="float">
            <text:p>733085</text:p>
          </table:table-cell>
          <table:table-cell office:value-type="float" office:value="225057" calcext:value-type="float">
            <text:p>225057</text:p>
          </table:table-cell>
          <table:table-cell office:value-type="float" office:value="5246" calcext:value-type="float">
            <text:p>52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5 - Meuse</text:p>
          </table:table-cell>
          <table:table-cell office:value-type="string" calcext:value-type="string">
            <text:p>44 - Grand Est</text:p>
          </table:table-cell>
          <table:table-cell office:value-type="float" office:value="209513" calcext:value-type="float">
            <text:p>209513</text:p>
          </table:table-cell>
          <table:table-cell office:value-type="float" office:value="200101" calcext:value-type="float">
            <text:p>200101</text:p>
          </table:table-cell>
          <table:table-cell office:value-type="float" office:value="196344" calcext:value-type="float">
            <text:p>196344</text:p>
          </table:table-cell>
          <table:table-cell office:value-type="float" office:value="192198" calcext:value-type="float">
            <text:p>192198</text:p>
          </table:table-cell>
          <table:table-cell office:value-type="float" office:value="193696" calcext:value-type="float">
            <text:p>193696</text:p>
          </table:table-cell>
          <table:table-cell office:value-type="float" office:value="193962" calcext:value-type="float">
            <text:p>193962</text:p>
          </table:table-cell>
          <table:table-cell office:value-type="float" office:value="194218" calcext:value-type="float">
            <text:p>194218</text:p>
          </table:table-cell>
          <table:table-cell office:value-type="float" office:value="194003" calcext:value-type="float">
            <text:p>194003</text:p>
          </table:table-cell>
          <table:table-cell office:value-type="float" office:value="191530" calcext:value-type="float">
            <text:p>191530</text:p>
          </table:table-cell>
          <table:table-cell office:value-type="float" office:value="187372" calcext:value-type="float">
            <text:p>187372</text:p>
          </table:table-cell>
          <table:table-cell office:value-type="float" office:value="51340" calcext:value-type="float">
            <text:p>51340</text:p>
          </table:table-cell>
          <table:table-cell office:value-type="float" office:value="6211" calcext:value-type="float">
            <text:p>62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6 - Morbihan</text:p>
          </table:table-cell>
          <table:table-cell office:value-type="string" calcext:value-type="string">
            <text:p>53 - Bretagne</text:p>
          </table:table-cell>
          <table:table-cell office:value-type="float" office:value="540474" calcext:value-type="float">
            <text:p>540474</text:p>
          </table:table-cell>
          <table:table-cell office:value-type="float" office:value="590889" calcext:value-type="float">
            <text:p>590889</text:p>
          </table:table-cell>
          <table:table-cell office:value-type="float" office:value="619838" calcext:value-type="float">
            <text:p>619838</text:p>
          </table:table-cell>
          <table:table-cell office:value-type="float" office:value="643873" calcext:value-type="float">
            <text:p>643873</text:p>
          </table:table-cell>
          <table:table-cell office:value-type="float" office:value="694821" calcext:value-type="float">
            <text:p>694821</text:p>
          </table:table-cell>
          <table:table-cell office:value-type="float" office:value="702487" calcext:value-type="float">
            <text:p>702487</text:p>
          </table:table-cell>
          <table:table-cell office:value-type="float" office:value="710034" calcext:value-type="float">
            <text:p>710034</text:p>
          </table:table-cell>
          <table:table-cell office:value-type="float" office:value="716182" calcext:value-type="float">
            <text:p>716182</text:p>
          </table:table-cell>
          <table:table-cell office:value-type="float" office:value="741051" calcext:value-type="float">
            <text:p>741051</text:p>
          </table:table-cell>
          <table:table-cell office:value-type="float" office:value="753543" calcext:value-type="float">
            <text:p>753543</text:p>
          </table:table-cell>
          <table:table-cell office:value-type="float" office:value="204210" calcext:value-type="float">
            <text:p>204210</text:p>
          </table:table-cell>
          <table:table-cell office:value-type="float" office:value="6823" calcext:value-type="float">
            <text:p>68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7 - Moselle</text:p>
          </table:table-cell>
          <table:table-cell office:value-type="string" calcext:value-type="string">
            <text:p>44 - Grand Est</text:p>
          </table:table-cell>
          <table:table-cell office:value-type="float" office:value="971314" calcext:value-type="float">
            <text:p>971314</text:p>
          </table:table-cell>
          <table:table-cell office:value-type="float" office:value="1007189" calcext:value-type="float">
            <text:p>1007189</text:p>
          </table:table-cell>
          <table:table-cell office:value-type="float" office:value="1011302" calcext:value-type="float">
            <text:p>1011302</text:p>
          </table:table-cell>
          <table:table-cell office:value-type="float" office:value="1023447" calcext:value-type="float">
            <text:p>1023447</text:p>
          </table:table-cell>
          <table:table-cell office:value-type="float" office:value="1036776" calcext:value-type="float">
            <text:p>1036776</text:p>
          </table:table-cell>
          <table:table-cell office:value-type="float" office:value="1039023" calcext:value-type="float">
            <text:p>1039023</text:p>
          </table:table-cell>
          <table:table-cell office:value-type="float" office:value="1042230" calcext:value-type="float">
            <text:p>1042230</text:p>
          </table:table-cell>
          <table:table-cell office:value-type="float" office:value="1044898" calcext:value-type="float">
            <text:p>1044898</text:p>
          </table:table-cell>
          <table:table-cell office:value-type="float" office:value="1045154" calcext:value-type="float">
            <text:p>1045154</text:p>
          </table:table-cell>
          <table:table-cell office:value-type="float" office:value="1038558" calcext:value-type="float">
            <text:p>1038558</text:p>
          </table:table-cell>
          <table:table-cell office:value-type="float" office:value="286642" calcext:value-type="float">
            <text:p>286642</text:p>
          </table:table-cell>
          <table:table-cell office:value-type="float" office:value="6216" calcext:value-type="float">
            <text:p>62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8 - Nièvre</text:p>
          </table:table-cell>
          <table:table-cell office:value-type="string" calcext:value-type="string">
            <text:p>27 - Bourgogne-Franche-Comté</text:p>
          </table:table-cell>
          <table:table-cell office:value-type="float" office:value="247702" calcext:value-type="float">
            <text:p>247702</text:p>
          </table:table-cell>
          <table:table-cell office:value-type="float" office:value="239635" calcext:value-type="float">
            <text:p>239635</text:p>
          </table:table-cell>
          <table:table-cell office:value-type="float" office:value="233278" calcext:value-type="float">
            <text:p>233278</text:p>
          </table:table-cell>
          <table:table-cell office:value-type="float" office:value="225198" calcext:value-type="float">
            <text:p>225198</text:p>
          </table:table-cell>
          <table:table-cell office:value-type="float" office:value="222220" calcext:value-type="float">
            <text:p>222220</text:p>
          </table:table-cell>
          <table:table-cell office:value-type="float" office:value="221488" calcext:value-type="float">
            <text:p>221488</text:p>
          </table:table-cell>
          <table:table-cell office:value-type="float" office:value="220653" calcext:value-type="float">
            <text:p>220653</text:p>
          </table:table-cell>
          <table:table-cell office:value-type="float" office:value="220199" calcext:value-type="float">
            <text:p>220199</text:p>
          </table:table-cell>
          <table:table-cell office:value-type="float" office:value="213569" calcext:value-type="float">
            <text:p>213569</text:p>
          </table:table-cell>
          <table:table-cell office:value-type="float" office:value="205942" calcext:value-type="float">
            <text:p>205942</text:p>
          </table:table-cell>
          <table:table-cell office:value-type="float" office:value="47984" calcext:value-type="float">
            <text:p>47984</text:p>
          </table:table-cell>
          <table:table-cell office:value-type="float" office:value="6817" calcext:value-type="float">
            <text:p>68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59 - Nord</text:p>
          </table:table-cell>
          <table:table-cell office:value-type="string" calcext:value-type="string">
            <text:p>32 - Hauts-de-France</text:p>
          </table:table-cell>
          <table:table-cell office:value-type="float" office:value="2417899" calcext:value-type="float">
            <text:p>2417899</text:p>
          </table:table-cell>
          <table:table-cell office:value-type="float" office:value="2520526" calcext:value-type="float">
            <text:p>2520526</text:p>
          </table:table-cell>
          <table:table-cell office:value-type="float" office:value="2531855" calcext:value-type="float">
            <text:p>2531855</text:p>
          </table:table-cell>
          <table:table-cell office:value-type="float" office:value="2555020" calcext:value-type="float">
            <text:p>2555020</text:p>
          </table:table-cell>
          <table:table-cell office:value-type="float" office:value="2565257" calcext:value-type="float">
            <text:p>2565257</text:p>
          </table:table-cell>
          <table:table-cell office:value-type="float" office:value="2564950" calcext:value-type="float">
            <text:p>2564950</text:p>
          </table:table-cell>
          <table:table-cell office:value-type="float" office:value="2564959" calcext:value-type="float">
            <text:p>2564959</text:p>
          </table:table-cell>
          <table:table-cell office:value-type="float" office:value="2571940" calcext:value-type="float">
            <text:p>2571940</text:p>
          </table:table-cell>
          <table:table-cell office:value-type="float" office:value="2603472" calcext:value-type="float">
            <text:p>2603472</text:p>
          </table:table-cell>
          <table:table-cell office:value-type="float" office:value="2613874" calcext:value-type="float">
            <text:p>2613874</text:p>
          </table:table-cell>
          <table:table-cell office:value-type="float" office:value="870420" calcext:value-type="float">
            <text:p>870420</text:p>
          </table:table-cell>
          <table:table-cell office:value-type="float" office:value="5743" calcext:value-type="float">
            <text:p>57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0 - Oise</text:p>
          </table:table-cell>
          <table:table-cell office:value-type="string" calcext:value-type="string">
            <text:p>32 - Hauts-de-France</text:p>
          </table:table-cell>
          <table:table-cell office:value-type="float" office:value="540988" calcext:value-type="float">
            <text:p>540988</text:p>
          </table:table-cell>
          <table:table-cell office:value-type="float" office:value="661781" calcext:value-type="float">
            <text:p>661781</text:p>
          </table:table-cell>
          <table:table-cell office:value-type="float" office:value="725603" calcext:value-type="float">
            <text:p>725603</text:p>
          </table:table-cell>
          <table:table-cell office:value-type="float" office:value="766441" calcext:value-type="float">
            <text:p>766441</text:p>
          </table:table-cell>
          <table:table-cell office:value-type="float" office:value="792975" calcext:value-type="float">
            <text:p>792975</text:p>
          </table:table-cell>
          <table:table-cell office:value-type="float" office:value="796624" calcext:value-type="float">
            <text:p>796624</text:p>
          </table:table-cell>
          <table:table-cell office:value-type="float" office:value="799725" calcext:value-type="float">
            <text:p>799725</text:p>
          </table:table-cell>
          <table:table-cell office:value-type="float" office:value="801512" calcext:value-type="float">
            <text:p>801512</text:p>
          </table:table-cell>
          <table:table-cell office:value-type="float" office:value="818680" calcext:value-type="float">
            <text:p>818680</text:p>
          </table:table-cell>
          <table:table-cell office:value-type="float" office:value="829839" calcext:value-type="float">
            <text:p>829839</text:p>
          </table:table-cell>
          <table:table-cell office:value-type="float" office:value="262229" calcext:value-type="float">
            <text:p>262229</text:p>
          </table:table-cell>
          <table:table-cell office:value-type="float" office:value="5860" calcext:value-type="float">
            <text:p>58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1 - Orne</text:p>
          </table:table-cell>
          <table:table-cell office:value-type="string" calcext:value-type="string">
            <text:p>28 - Normandie</text:p>
          </table:table-cell>
          <table:table-cell office:value-type="float" office:value="288524" calcext:value-type="float">
            <text:p>288524</text:p>
          </table:table-cell>
          <table:table-cell office:value-type="float" office:value="295472" calcext:value-type="float">
            <text:p>295472</text:p>
          </table:table-cell>
          <table:table-cell office:value-type="float" office:value="293204" calcext:value-type="float">
            <text:p>293204</text:p>
          </table:table-cell>
          <table:table-cell office:value-type="float" office:value="292337" calcext:value-type="float">
            <text:p>292337</text:p>
          </table:table-cell>
          <table:table-cell office:value-type="float" office:value="292879" calcext:value-type="float">
            <text:p>292879</text:p>
          </table:table-cell>
          <table:table-cell office:value-type="float" office:value="292609" calcext:value-type="float">
            <text:p>292609</text:p>
          </table:table-cell>
          <table:table-cell office:value-type="float" office:value="292282" calcext:value-type="float">
            <text:p>292282</text:p>
          </table:table-cell>
          <table:table-cell office:value-type="float" office:value="292210" calcext:value-type="float">
            <text:p>292210</text:p>
          </table:table-cell>
          <table:table-cell office:value-type="float" office:value="287750" calcext:value-type="float">
            <text:p>287750</text:p>
          </table:table-cell>
          <table:table-cell office:value-type="float" office:value="282516" calcext:value-type="float">
            <text:p>282516</text:p>
          </table:table-cell>
          <table:table-cell office:value-type="float" office:value="74584" calcext:value-type="float">
            <text:p>74584</text:p>
          </table:table-cell>
          <table:table-cell office:value-type="float" office:value="6103" calcext:value-type="float">
            <text:p>61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2 - Pas-de-Calais</text:p>
          </table:table-cell>
          <table:table-cell office:value-type="string" calcext:value-type="string">
            <text:p>32 - Hauts-de-France</text:p>
          </table:table-cell>
          <table:table-cell office:value-type="float" office:value="1397159" calcext:value-type="float">
            <text:p>1397159</text:p>
          </table:table-cell>
          <table:table-cell office:value-type="float" office:value="1412413" calcext:value-type="float">
            <text:p>1412413</text:p>
          </table:table-cell>
          <table:table-cell office:value-type="float" office:value="1433203" calcext:value-type="float">
            <text:p>1433203</text:p>
          </table:table-cell>
          <table:table-cell office:value-type="float" office:value="1441568" calcext:value-type="float">
            <text:p>1441568</text:p>
          </table:table-cell>
          <table:table-cell office:value-type="float" office:value="1453387" calcext:value-type="float">
            <text:p>1453387</text:p>
          </table:table-cell>
          <table:table-cell office:value-type="float" office:value="1456726" calcext:value-type="float">
            <text:p>1456726</text:p>
          </table:table-cell>
          <table:table-cell office:value-type="float" office:value="1459531" calcext:value-type="float">
            <text:p>1459531</text:p>
          </table:table-cell>
          <table:table-cell office:value-type="float" office:value="1461257" calcext:value-type="float">
            <text:p>1461257</text:p>
          </table:table-cell>
          <table:table-cell office:value-type="float" office:value="1472589" calcext:value-type="float">
            <text:p>1472589</text:p>
          </table:table-cell>
          <table:table-cell office:value-type="float" office:value="1475142" calcext:value-type="float">
            <text:p>1475142</text:p>
          </table:table-cell>
          <table:table-cell office:value-type="float" office:value="461719" calcext:value-type="float">
            <text:p>461719</text:p>
          </table:table-cell>
          <table:table-cell office:value-type="float" office:value="6671" calcext:value-type="float">
            <text:p>66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3 - Puy-de-Dôme</text:p>
          </table:table-cell>
          <table:table-cell office:value-type="string" calcext:value-type="string">
            <text:p>84 - Auvergne-Rhône-Alpes</text:p>
          </table:table-cell>
          <table:table-cell office:value-type="float" office:value="547743" calcext:value-type="float">
            <text:p>547743</text:p>
          </table:table-cell>
          <table:table-cell office:value-type="float" office:value="594365" calcext:value-type="float">
            <text:p>594365</text:p>
          </table:table-cell>
          <table:table-cell office:value-type="float" office:value="598213" calcext:value-type="float">
            <text:p>598213</text:p>
          </table:table-cell>
          <table:table-cell office:value-type="float" office:value="604266" calcext:value-type="float">
            <text:p>604266</text:p>
          </table:table-cell>
          <table:table-cell office:value-type="float" office:value="623463" calcext:value-type="float">
            <text:p>623463</text:p>
          </table:table-cell>
          <table:table-cell office:value-type="float" office:value="626639" calcext:value-type="float">
            <text:p>626639</text:p>
          </table:table-cell>
          <table:table-cell office:value-type="float" office:value="628485" calcext:value-type="float">
            <text:p>628485</text:p>
          </table:table-cell>
          <table:table-cell office:value-type="float" office:value="629416" calcext:value-type="float">
            <text:p>629416</text:p>
          </table:table-cell>
          <table:table-cell office:value-type="float" office:value="644216" calcext:value-type="float">
            <text:p>644216</text:p>
          </table:table-cell>
          <table:table-cell office:value-type="float" office:value="655185" calcext:value-type="float">
            <text:p>655185</text:p>
          </table:table-cell>
          <table:table-cell office:value-type="float" office:value="188693" calcext:value-type="float">
            <text:p>188693</text:p>
          </table:table-cell>
          <table:table-cell office:value-type="float" office:value="7970" calcext:value-type="float">
            <text:p>79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4 - Pyrénées-Atlantiques</text:p>
          </table:table-cell>
          <table:table-cell office:value-type="string" calcext:value-type="string">
            <text:p>75 - Nouvelle-Aquitaine</text:p>
          </table:table-cell>
          <table:table-cell office:value-type="float" office:value="508734" calcext:value-type="float">
            <text:p>508734</text:p>
          </table:table-cell>
          <table:table-cell office:value-type="float" office:value="555696" calcext:value-type="float">
            <text:p>555696</text:p>
          </table:table-cell>
          <table:table-cell office:value-type="float" office:value="578516" calcext:value-type="float">
            <text:p>578516</text:p>
          </table:table-cell>
          <table:table-cell office:value-type="float" office:value="600018" calcext:value-type="float">
            <text:p>600018</text:p>
          </table:table-cell>
          <table:table-cell office:value-type="float" office:value="636849" calcext:value-type="float">
            <text:p>636849</text:p>
          </table:table-cell>
          <table:table-cell office:value-type="float" office:value="643090" calcext:value-type="float">
            <text:p>643090</text:p>
          </table:table-cell>
          <table:table-cell office:value-type="float" office:value="647420" calcext:value-type="float">
            <text:p>647420</text:p>
          </table:table-cell>
          <table:table-cell office:value-type="float" office:value="650356" calcext:value-type="float">
            <text:p>650356</text:p>
          </table:table-cell>
          <table:table-cell office:value-type="float" office:value="667249" calcext:value-type="float">
            <text:p>667249</text:p>
          </table:table-cell>
          <table:table-cell office:value-type="float" office:value="677189" calcext:value-type="float">
            <text:p>677189</text:p>
          </table:table-cell>
          <table:table-cell office:value-type="float" office:value="178778" calcext:value-type="float">
            <text:p>178778</text:p>
          </table:table-cell>
          <table:table-cell office:value-type="float" office:value="7645" calcext:value-type="float">
            <text:p>76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5 - Hautes-Pyrénées</text:p>
          </table:table-cell>
          <table:table-cell office:value-type="string" calcext:value-type="string">
            <text:p>76 - Occitanie</text:p>
          </table:table-cell>
          <table:table-cell office:value-type="float" office:value="225730" calcext:value-type="float">
            <text:p>225730</text:p>
          </table:table-cell>
          <table:table-cell office:value-type="float" office:value="227922" calcext:value-type="float">
            <text:p>227922</text:p>
          </table:table-cell>
          <table:table-cell office:value-type="float" office:value="224759" calcext:value-type="float">
            <text:p>224759</text:p>
          </table:table-cell>
          <table:table-cell office:value-type="float" office:value="222368" calcext:value-type="float">
            <text:p>222368</text:p>
          </table:table-cell>
          <table:table-cell office:value-type="float" office:value="227736" calcext:value-type="float">
            <text:p>227736</text:p>
          </table:table-cell>
          <table:table-cell office:value-type="float" office:value="228594" calcext:value-type="float">
            <text:p>228594</text:p>
          </table:table-cell>
          <table:table-cell office:value-type="float" office:value="229079" calcext:value-type="float">
            <text:p>229079</text:p>
          </table:table-cell>
          <table:table-cell office:value-type="float" office:value="229670" calcext:value-type="float">
            <text:p>229670</text:p>
          </table:table-cell>
          <table:table-cell office:value-type="float" office:value="228950" calcext:value-type="float">
            <text:p>228950</text:p>
          </table:table-cell>
          <table:table-cell office:value-type="float" office:value="227492" calcext:value-type="float">
            <text:p>227492</text:p>
          </table:table-cell>
          <table:table-cell office:value-type="float" office:value="56191" calcext:value-type="float">
            <text:p>56191</text:p>
          </table:table-cell>
          <table:table-cell office:value-type="float" office:value="4464" calcext:value-type="float">
            <text:p>44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6 - Pyrénées-Orientales</text:p>
          </table:table-cell>
          <table:table-cell office:value-type="string" calcext:value-type="string">
            <text:p>76 - Occitanie</text:p>
          </table:table-cell>
          <table:table-cell office:value-type="float" office:value="281976" calcext:value-type="float">
            <text:p>281976</text:p>
          </table:table-cell>
          <table:table-cell office:value-type="float" office:value="334557" calcext:value-type="float">
            <text:p>334557</text:p>
          </table:table-cell>
          <table:table-cell office:value-type="float" office:value="363796" calcext:value-type="float">
            <text:p>363796</text:p>
          </table:table-cell>
          <table:table-cell office:value-type="float" office:value="392803" calcext:value-type="float">
            <text:p>392803</text:p>
          </table:table-cell>
          <table:table-cell office:value-type="float" office:value="432112" calcext:value-type="float">
            <text:p>432112</text:p>
          </table:table-cell>
          <table:table-cell office:value-type="float" office:value="437157" calcext:value-type="float">
            <text:p>437157</text:p>
          </table:table-cell>
          <table:table-cell office:value-type="float" office:value="441387" calcext:value-type="float">
            <text:p>441387</text:p>
          </table:table-cell>
          <table:table-cell office:value-type="float" office:value="445890" calcext:value-type="float">
            <text:p>445890</text:p>
          </table:table-cell>
          <table:table-cell office:value-type="float" office:value="466327" calcext:value-type="float">
            <text:p>466327</text:p>
          </table:table-cell>
          <table:table-cell office:value-type="float" office:value="482131" calcext:value-type="float">
            <text:p>482131</text:p>
          </table:table-cell>
          <table:table-cell office:value-type="float" office:value="129693" calcext:value-type="float">
            <text:p>129693</text:p>
          </table:table-cell>
          <table:table-cell office:value-type="float" office:value="4116" calcext:value-type="float">
            <text:p>41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7 - Bas-Rhin</text:p>
          </table:table-cell>
          <table:table-cell office:value-type="string" calcext:value-type="string">
            <text:p>44 - Grand Est</text:p>
          </table:table-cell>
          <table:table-cell office:value-type="float" office:value="827367" calcext:value-type="float">
            <text:p>827367</text:p>
          </table:table-cell>
          <table:table-cell office:value-type="float" office:value="915676" calcext:value-type="float">
            <text:p>915676</text:p>
          </table:table-cell>
          <table:table-cell office:value-type="float" office:value="953053" calcext:value-type="float">
            <text:p>953053</text:p>
          </table:table-cell>
          <table:table-cell office:value-type="float" office:value="1026120" calcext:value-type="float">
            <text:p>1026120</text:p>
          </table:table-cell>
          <table:table-cell office:value-type="float" office:value="1079016" calcext:value-type="float">
            <text:p>1079016</text:p>
          </table:table-cell>
          <table:table-cell office:value-type="float" office:value="1084840" calcext:value-type="float">
            <text:p>1084840</text:p>
          </table:table-cell>
          <table:table-cell office:value-type="float" office:value="1091015" calcext:value-type="float">
            <text:p>1091015</text:p>
          </table:table-cell>
          <table:table-cell office:value-type="float" office:value="1094439" calcext:value-type="float">
            <text:p>1094439</text:p>
          </table:table-cell>
          <table:table-cell office:value-type="float" office:value="1112815" calcext:value-type="float">
            <text:p>1112815</text:p>
          </table:table-cell>
          <table:table-cell office:value-type="float" office:value="1125279" calcext:value-type="float">
            <text:p>1125279</text:p>
          </table:table-cell>
          <table:table-cell office:value-type="float" office:value="333083" calcext:value-type="float">
            <text:p>333083</text:p>
          </table:table-cell>
          <table:table-cell office:value-type="float" office:value="4755" calcext:value-type="float">
            <text:p>47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8 - Haut-Rhin</text:p>
          </table:table-cell>
          <table:table-cell office:value-type="string" calcext:value-type="string">
            <text:p>44 - Grand Est</text:p>
          </table:table-cell>
          <table:table-cell office:value-type="float" office:value="585018" calcext:value-type="float">
            <text:p>585018</text:p>
          </table:table-cell>
          <table:table-cell office:value-type="float" office:value="650372" calcext:value-type="float">
            <text:p>650372</text:p>
          </table:table-cell>
          <table:table-cell office:value-type="float" office:value="671319" calcext:value-type="float">
            <text:p>671319</text:p>
          </table:table-cell>
          <table:table-cell office:value-type="float" office:value="708025" calcext:value-type="float">
            <text:p>708025</text:p>
          </table:table-cell>
          <table:table-cell office:value-type="float" office:value="736477" calcext:value-type="float">
            <text:p>736477</text:p>
          </table:table-cell>
          <table:table-cell office:value-type="float" office:value="742408" calcext:value-type="float">
            <text:p>742408</text:p>
          </table:table-cell>
          <table:table-cell office:value-type="float" office:value="746072" calcext:value-type="float">
            <text:p>746072</text:p>
          </table:table-cell>
          <table:table-cell office:value-type="float" office:value="748614" calcext:value-type="float">
            <text:p>748614</text:p>
          </table:table-cell>
          <table:table-cell office:value-type="float" office:value="760134" calcext:value-type="float">
            <text:p>760134</text:p>
          </table:table-cell>
          <table:table-cell office:value-type="float" office:value="767606" calcext:value-type="float">
            <text:p>767606</text:p>
          </table:table-cell>
          <table:table-cell office:value-type="float" office:value="218768" calcext:value-type="float">
            <text:p>218768</text:p>
          </table:table-cell>
          <table:table-cell office:value-type="float" office:value="3525" calcext:value-type="float">
            <text:p>35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69 - Rhône</text:p>
          </table:table-cell>
          <table:table-cell office:value-type="string" calcext:value-type="string">
            <text:p>84 - Auvergne-Rhône-Alpes</text:p>
          </table:table-cell>
          <table:table-cell office:value-type="float" office:value="1325611" calcext:value-type="float">
            <text:p>1325611</text:p>
          </table:table-cell>
          <table:table-cell office:value-type="float" office:value="1445208" calcext:value-type="float">
            <text:p>1445208</text:p>
          </table:table-cell>
          <table:table-cell office:value-type="float" office:value="1508966" calcext:value-type="float">
            <text:p>1508966</text:p>
          </table:table-cell>
          <table:table-cell office:value-type="float" office:value="1578869" calcext:value-type="float">
            <text:p>1578869</text:p>
          </table:table-cell>
          <table:table-cell office:value-type="float" office:value="1669655" calcext:value-type="float">
            <text:p>1669655</text:p>
          </table:table-cell>
          <table:table-cell office:value-type="float" office:value="1677073" calcext:value-type="float">
            <text:p>1677073</text:p>
          </table:table-cell>
          <table:table-cell office:value-type="float" office:value="1690498" calcext:value-type="float">
            <text:p>1690498</text:p>
          </table:table-cell>
          <table:table-cell office:value-type="float" office:value="1708671" calcext:value-type="float">
            <text:p>1708671</text:p>
          </table:table-cell>
          <table:table-cell office:value-type="float" office:value="1801885" calcext:value-type="float">
            <text:p>1801885</text:p>
          </table:table-cell>
          <table:table-cell office:value-type="float" office:value="1878095" calcext:value-type="float">
            <text:p>1878095</text:p>
          </table:table-cell>
          <table:table-cell office:value-type="float" office:value="627284" calcext:value-type="float">
            <text:p>627284</text:p>
          </table:table-cell>
          <table:table-cell office:value-type="float" office:value="3249" calcext:value-type="float">
            <text:p>32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 - Haute-Saône</text:p>
          </table:table-cell>
          <table:table-cell office:value-type="string" calcext:value-type="string">
            <text:p>27 - Bourgogne-Franche-Comté</text:p>
          </table:table-cell>
          <table:table-cell office:value-type="float" office:value="214176" calcext:value-type="float">
            <text:p>214176</text:p>
          </table:table-cell>
          <table:table-cell office:value-type="float" office:value="231962" calcext:value-type="float">
            <text:p>231962</text:p>
          </table:table-cell>
          <table:table-cell office:value-type="float" office:value="229650" calcext:value-type="float">
            <text:p>229650</text:p>
          </table:table-cell>
          <table:table-cell office:value-type="float" office:value="229732" calcext:value-type="float">
            <text:p>229732</text:p>
          </table:table-cell>
          <table:table-cell office:value-type="float" office:value="235867" calcext:value-type="float">
            <text:p>235867</text:p>
          </table:table-cell>
          <table:table-cell office:value-type="float" office:value="237197" calcext:value-type="float">
            <text:p>237197</text:p>
          </table:table-cell>
          <table:table-cell office:value-type="float" office:value="238548" calcext:value-type="float">
            <text:p>238548</text:p>
          </table:table-cell>
          <table:table-cell office:value-type="float" office:value="239194" calcext:value-type="float">
            <text:p>239194</text:p>
          </table:table-cell>
          <table:table-cell office:value-type="float" office:value="238347" calcext:value-type="float">
            <text:p>238347</text:p>
          </table:table-cell>
          <table:table-cell office:value-type="float" office:value="234316" calcext:value-type="float">
            <text:p>234316</text:p>
          </table:table-cell>
          <table:table-cell office:value-type="float" office:value="63500" calcext:value-type="float">
            <text:p>63500</text:p>
          </table:table-cell>
          <table:table-cell office:value-type="float" office:value="5360" calcext:value-type="float">
            <text:p>53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1 - Saône-et-Loire</text:p>
          </table:table-cell>
          <table:table-cell office:value-type="string" calcext:value-type="string">
            <text:p>27 - Bourgogne-Franche-Comté</text:p>
          </table:table-cell>
          <table:table-cell office:value-type="float" office:value="550334" calcext:value-type="float">
            <text:p>550334</text:p>
          </table:table-cell>
          <table:table-cell office:value-type="float" office:value="571852" calcext:value-type="float">
            <text:p>571852</text:p>
          </table:table-cell>
          <table:table-cell office:value-type="float" office:value="559413" calcext:value-type="float">
            <text:p>559413</text:p>
          </table:table-cell>
          <table:table-cell office:value-type="float" office:value="544893" calcext:value-type="float">
            <text:p>544893</text:p>
          </table:table-cell>
          <table:table-cell office:value-type="float" office:value="549361" calcext:value-type="float">
            <text:p>549361</text:p>
          </table:table-cell>
          <table:table-cell office:value-type="float" office:value="551842" calcext:value-type="float">
            <text:p>551842</text:p>
          </table:table-cell>
          <table:table-cell office:value-type="float" office:value="553968" calcext:value-type="float">
            <text:p>553968</text:p>
          </table:table-cell>
          <table:table-cell office:value-type="float" office:value="554720" calcext:value-type="float">
            <text:p>554720</text:p>
          </table:table-cell>
          <table:table-cell office:value-type="float" office:value="555788" calcext:value-type="float">
            <text:p>555788</text:p>
          </table:table-cell>
          <table:table-cell office:value-type="float" office:value="553129" calcext:value-type="float">
            <text:p>553129</text:p>
          </table:table-cell>
          <table:table-cell office:value-type="float" office:value="142707" calcext:value-type="float">
            <text:p>142707</text:p>
          </table:table-cell>
          <table:table-cell office:value-type="float" office:value="8575" calcext:value-type="float">
            <text:p>85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2 - Sarthe</text:p>
          </table:table-cell>
          <table:table-cell office:value-type="string" calcext:value-type="string">
            <text:p>52 - Pays de la Loire</text:p>
          </table:table-cell>
          <table:table-cell office:value-type="float" office:value="461839" calcext:value-type="float">
            <text:p>461839</text:p>
          </table:table-cell>
          <table:table-cell office:value-type="float" office:value="504768" calcext:value-type="float">
            <text:p>504768</text:p>
          </table:table-cell>
          <table:table-cell office:value-type="float" office:value="513654" calcext:value-type="float">
            <text:p>513654</text:p>
          </table:table-cell>
          <table:table-cell office:value-type="float" office:value="529851" calcext:value-type="float">
            <text:p>529851</text:p>
          </table:table-cell>
          <table:table-cell office:value-type="float" office:value="553484" calcext:value-type="float">
            <text:p>553484</text:p>
          </table:table-cell>
          <table:table-cell office:value-type="float" office:value="556946" calcext:value-type="float">
            <text:p>556946</text:p>
          </table:table-cell>
          <table:table-cell office:value-type="float" office:value="559587" calcext:value-type="float">
            <text:p>559587</text:p>
          </table:table-cell>
          <table:table-cell office:value-type="float" office:value="561050" calcext:value-type="float">
            <text:p>561050</text:p>
          </table:table-cell>
          <table:table-cell office:value-type="float" office:value="568760" calcext:value-type="float">
            <text:p>568760</text:p>
          </table:table-cell>
          <table:table-cell office:value-type="float" office:value="566901" calcext:value-type="float">
            <text:p>566901</text:p>
          </table:table-cell>
          <table:table-cell office:value-type="float" office:value="168936" calcext:value-type="float">
            <text:p>168936</text:p>
          </table:table-cell>
          <table:table-cell office:value-type="float" office:value="6206" calcext:value-type="float">
            <text:p>62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3 - Savoie</text:p>
          </table:table-cell>
          <table:table-cell office:value-type="string" calcext:value-type="string">
            <text:p>84 - Auvergne-Rhône-Alpes</text:p>
          </table:table-cell>
          <table:table-cell office:value-type="float" office:value="288921" calcext:value-type="float">
            <text:p>288921</text:p>
          </table:table-cell>
          <table:table-cell office:value-type="float" office:value="323675" calcext:value-type="float">
            <text:p>323675</text:p>
          </table:table-cell>
          <table:table-cell office:value-type="float" office:value="348261" calcext:value-type="float">
            <text:p>348261</text:p>
          </table:table-cell>
          <table:table-cell office:value-type="float" office:value="373258" calcext:value-type="float">
            <text:p>373258</text:p>
          </table:table-cell>
          <table:table-cell office:value-type="float" office:value="403090" calcext:value-type="float">
            <text:p>403090</text:p>
          </table:table-cell>
          <table:table-cell office:value-type="float" office:value="405535" calcext:value-type="float">
            <text:p>405535</text:p>
          </table:table-cell>
          <table:table-cell office:value-type="float" office:value="408842" calcext:value-type="float">
            <text:p>408842</text:p>
          </table:table-cell>
          <table:table-cell office:value-type="float" office:value="411007" calcext:value-type="float">
            <text:p>411007</text:p>
          </table:table-cell>
          <table:table-cell office:value-type="float" office:value="426924" calcext:value-type="float">
            <text:p>426924</text:p>
          </table:table-cell>
          <table:table-cell office:value-type="float" office:value="433755" calcext:value-type="float">
            <text:p>433755</text:p>
          </table:table-cell>
          <table:table-cell office:value-type="float" office:value="121451" calcext:value-type="float">
            <text:p>121451</text:p>
          </table:table-cell>
          <table:table-cell office:value-type="float" office:value="6028" calcext:value-type="float">
            <text:p>60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4 - Haute-Savoie</text:p>
          </table:table-cell>
          <table:table-cell office:value-type="string" calcext:value-type="string">
            <text:p>84 - Auvergne-Rhône-Alpes</text:p>
          </table:table-cell>
          <table:table-cell office:value-type="float" office:value="378550" calcext:value-type="float">
            <text:p>378550</text:p>
          </table:table-cell>
          <table:table-cell office:value-type="float" office:value="494505" calcext:value-type="float">
            <text:p>494505</text:p>
          </table:table-cell>
          <table:table-cell office:value-type="float" office:value="568286" calcext:value-type="float">
            <text:p>568286</text:p>
          </table:table-cell>
          <table:table-cell office:value-type="float" office:value="631679" calcext:value-type="float">
            <text:p>631679</text:p>
          </table:table-cell>
          <table:table-cell office:value-type="float" office:value="696255" calcext:value-type="float">
            <text:p>696255</text:p>
          </table:table-cell>
          <table:table-cell office:value-type="float" office:value="706708" calcext:value-type="float">
            <text:p>706708</text:p>
          </table:table-cell>
          <table:table-cell office:value-type="float" office:value="716277" calcext:value-type="float">
            <text:p>716277</text:p>
          </table:table-cell>
          <table:table-cell office:value-type="float" office:value="725794" calcext:value-type="float">
            <text:p>725794</text:p>
          </table:table-cell>
          <table:table-cell office:value-type="float" office:value="783127" calcext:value-type="float">
            <text:p>783127</text:p>
          </table:table-cell>
          <table:table-cell office:value-type="float" office:value="829668" calcext:value-type="float">
            <text:p>829668</text:p>
          </table:table-cell>
          <table:table-cell office:value-type="float" office:value="247241" calcext:value-type="float">
            <text:p>247241</text:p>
          </table:table-cell>
          <table:table-cell office:value-type="float" office:value="4388" calcext:value-type="float">
            <text:p>43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5 - Paris</text:p>
          </table:table-cell>
          <table:table-cell office:value-type="string" calcext:value-type="string">
            <text:p>11 - Île-de-France</text:p>
          </table:table-cell>
          <table:table-cell office:value-type="float" office:value="2590771" calcext:value-type="float">
            <text:p>2590771</text:p>
          </table:table-cell>
          <table:table-cell office:value-type="float" office:value="2176243" calcext:value-type="float">
            <text:p>2176243</text:p>
          </table:table-cell>
          <table:table-cell office:value-type="float" office:value="2152423" calcext:value-type="float">
            <text:p>2152423</text:p>
          </table:table-cell>
          <table:table-cell office:value-type="float" office:value="2125246" calcext:value-type="float">
            <text:p>2125246</text:p>
          </table:table-cell>
          <table:table-cell office:value-type="float" office:value="2181371" calcext:value-type="float">
            <text:p>2181371</text:p>
          </table:table-cell>
          <table:table-cell office:value-type="float" office:value="2193030" calcext:value-type="float">
            <text:p>2193030</text:p>
          </table:table-cell>
          <table:table-cell office:value-type="float" office:value="2211297" calcext:value-type="float">
            <text:p>2211297</text:p>
          </table:table-cell>
          <table:table-cell office:value-type="float" office:value="2234105" calcext:value-type="float">
            <text:p>2234105</text:p>
          </table:table-cell>
          <table:table-cell office:value-type="float" office:value="2220445" calcext:value-type="float">
            <text:p>2220445</text:p>
          </table:table-cell>
          <table:table-cell office:value-type="float" office:value="2168462" calcext:value-type="float">
            <text:p>2168462</text:p>
          </table:table-cell>
          <table:table-cell office:value-type="float" office:value="594159" calcext:value-type="float">
            <text:p>594159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6 - Seine-Maritime</text:p>
          </table:table-cell>
          <table:table-cell office:value-type="string" calcext:value-type="string">
            <text:p>28 - Normandie</text:p>
          </table:table-cell>
          <table:table-cell office:value-type="float" office:value="1113977" calcext:value-type="float">
            <text:p>1113977</text:p>
          </table:table-cell>
          <table:table-cell office:value-type="float" office:value="1193039" calcext:value-type="float">
            <text:p>1193039</text:p>
          </table:table-cell>
          <table:table-cell office:value-type="float" office:value="1223429" calcext:value-type="float">
            <text:p>1223429</text:p>
          </table:table-cell>
          <table:table-cell office:value-type="float" office:value="1239138" calcext:value-type="float">
            <text:p>1239138</text:p>
          </table:table-cell>
          <table:table-cell office:value-type="float" office:value="1243834" calcext:value-type="float">
            <text:p>1243834</text:p>
          </table:table-cell>
          <table:table-cell office:value-type="float" office:value="1244611" calcext:value-type="float">
            <text:p>1244611</text:p>
          </table:table-cell>
          <table:table-cell office:value-type="float" office:value="1248580" calcext:value-type="float">
            <text:p>1248580</text:p>
          </table:table-cell>
          <table:table-cell office:value-type="float" office:value="1250120" calcext:value-type="float">
            <text:p>1250120</text:p>
          </table:table-cell>
          <table:table-cell office:value-type="float" office:value="1257920" calcext:value-type="float">
            <text:p>1257920</text:p>
          </table:table-cell>
          <table:table-cell office:value-type="float" office:value="1257009" calcext:value-type="float">
            <text:p>1257009</text:p>
          </table:table-cell>
          <table:table-cell office:value-type="float" office:value="385902" calcext:value-type="float">
            <text:p>385902</text:p>
          </table:table-cell>
          <table:table-cell office:value-type="float" office:value="6278" calcext:value-type="float">
            <text:p>62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7 - Seine-et-Marne</text:p>
          </table:table-cell>
          <table:table-cell office:value-type="string" calcext:value-type="string">
            <text:p>11 - Île-de-France</text:p>
          </table:table-cell>
          <table:table-cell office:value-type="float" office:value="604340" calcext:value-type="float">
            <text:p>604340</text:p>
          </table:table-cell>
          <table:table-cell office:value-type="float" office:value="887112" calcext:value-type="float">
            <text:p>887112</text:p>
          </table:table-cell>
          <table:table-cell office:value-type="float" office:value="1078166" calcext:value-type="float">
            <text:p>1078166</text:p>
          </table:table-cell>
          <table:table-cell office:value-type="float" office:value="1193767" calcext:value-type="float">
            <text:p>1193767</text:p>
          </table:table-cell>
          <table:table-cell office:value-type="float" office:value="1273488" calcext:value-type="float">
            <text:p>1273488</text:p>
          </table:table-cell>
          <table:table-cell office:value-type="float" office:value="1289524" calcext:value-type="float">
            <text:p>1289524</text:p>
          </table:table-cell>
          <table:table-cell office:value-type="float" office:value="1303702" calcext:value-type="float">
            <text:p>1303702</text:p>
          </table:table-cell>
          <table:table-cell office:value-type="float" office:value="1313414" calcext:value-type="float">
            <text:p>1313414</text:p>
          </table:table-cell>
          <table:table-cell office:value-type="float" office:value="1377846" calcext:value-type="float">
            <text:p>1377846</text:p>
          </table:table-cell>
          <table:table-cell office:value-type="float" office:value="1422736" calcext:value-type="float">
            <text:p>1422736</text:p>
          </table:table-cell>
          <table:table-cell office:value-type="float" office:value="479462" calcext:value-type="float">
            <text:p>479462</text:p>
          </table:table-cell>
          <table:table-cell office:value-type="float" office:value="5915" calcext:value-type="float">
            <text:p>59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8 - Yvelines</text:p>
          </table:table-cell>
          <table:table-cell office:value-type="string" calcext:value-type="string">
            <text:p>11 - Île-de-France</text:p>
          </table:table-cell>
          <table:table-cell office:value-type="float" office:value="853386" calcext:value-type="float">
            <text:p>853386</text:p>
          </table:table-cell>
          <table:table-cell office:value-type="float" office:value="1196111" calcext:value-type="float">
            <text:p>1196111</text:p>
          </table:table-cell>
          <table:table-cell office:value-type="float" office:value="1307150" calcext:value-type="float">
            <text:p>1307150</text:p>
          </table:table-cell>
          <table:table-cell office:value-type="float" office:value="1354304" calcext:value-type="float">
            <text:p>1354304</text:p>
          </table:table-cell>
          <table:table-cell office:value-type="float" office:value="1395804" calcext:value-type="float">
            <text:p>1395804</text:p>
          </table:table-cell>
          <table:table-cell office:value-type="float" office:value="1403957" calcext:value-type="float">
            <text:p>1403957</text:p>
          </table:table-cell>
          <table:table-cell office:value-type="float" office:value="1406053" calcext:value-type="float">
            <text:p>1406053</text:p>
          </table:table-cell>
          <table:table-cell office:value-type="float" office:value="1407560" calcext:value-type="float">
            <text:p>1407560</text:p>
          </table:table-cell>
          <table:table-cell office:value-type="float" office:value="1421670" calcext:value-type="float">
            <text:p>1421670</text:p>
          </table:table-cell>
          <table:table-cell office:value-type="float" office:value="1438440" calcext:value-type="float">
            <text:p>1438440</text:p>
          </table:table-cell>
          <table:table-cell office:value-type="float" office:value="466055" calcext:value-type="float">
            <text:p>466055</text:p>
          </table:table-cell>
          <table:table-cell office:value-type="float" office:value="2284" calcext:value-type="float">
            <text:p>22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9 - Deux-Sèvres</text:p>
          </table:table-cell>
          <table:table-cell office:value-type="string" calcext:value-type="string">
            <text:p>75 - Nouvelle-Aquitaine</text:p>
          </table:table-cell>
          <table:table-cell office:value-type="float" office:value="326462" calcext:value-type="float">
            <text:p>326462</text:p>
          </table:table-cell>
          <table:table-cell office:value-type="float" office:value="342812" calcext:value-type="float">
            <text:p>342812</text:p>
          </table:table-cell>
          <table:table-cell office:value-type="float" office:value="345965" calcext:value-type="float">
            <text:p>345965</text:p>
          </table:table-cell>
          <table:table-cell office:value-type="float" office:value="344392" calcext:value-type="float">
            <text:p>344392</text:p>
          </table:table-cell>
          <table:table-cell office:value-type="float" office:value="359711" calcext:value-type="float">
            <text:p>359711</text:p>
          </table:table-cell>
          <table:table-cell office:value-type="float" office:value="362944" calcext:value-type="float">
            <text:p>362944</text:p>
          </table:table-cell>
          <table:table-cell office:value-type="float" office:value="365059" calcext:value-type="float">
            <text:p>365059</text:p>
          </table:table-cell>
          <table:table-cell office:value-type="float" office:value="366339" calcext:value-type="float">
            <text:p>366339</text:p>
          </table:table-cell>
          <table:table-cell office:value-type="float" office:value="373553" calcext:value-type="float">
            <text:p>373553</text:p>
          </table:table-cell>
          <table:table-cell office:value-type="float" office:value="375652" calcext:value-type="float">
            <text:p>375652</text:p>
          </table:table-cell>
          <table:table-cell office:value-type="float" office:value="102929" calcext:value-type="float">
            <text:p>102929</text:p>
          </table:table-cell>
          <table:table-cell office:value-type="float" office:value="5999" calcext:value-type="float">
            <text:p>59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0 - Somme</text:p>
          </table:table-cell>
          <table:table-cell office:value-type="string" calcext:value-type="string">
            <text:p>32 - Hauts-de-France</text:p>
          </table:table-cell>
          <table:table-cell office:value-type="float" office:value="512113" calcext:value-type="float">
            <text:p>512113</text:p>
          </table:table-cell>
          <table:table-cell office:value-type="float" office:value="544570" calcext:value-type="float">
            <text:p>544570</text:p>
          </table:table-cell>
          <table:table-cell office:value-type="float" office:value="547825" calcext:value-type="float">
            <text:p>547825</text:p>
          </table:table-cell>
          <table:table-cell office:value-type="float" office:value="555551" calcext:value-type="float">
            <text:p>555551</text:p>
          </table:table-cell>
          <table:table-cell office:value-type="float" office:value="564319" calcext:value-type="float">
            <text:p>564319</text:p>
          </table:table-cell>
          <table:table-cell office:value-type="float" office:value="565910" calcext:value-type="float">
            <text:p>565910</text:p>
          </table:table-cell>
          <table:table-cell office:value-type="float" office:value="568086" calcext:value-type="float">
            <text:p>568086</text:p>
          </table:table-cell>
          <table:table-cell office:value-type="float" office:value="569775" calcext:value-type="float">
            <text:p>569775</text:p>
          </table:table-cell>
          <table:table-cell office:value-type="float" office:value="571632" calcext:value-type="float">
            <text:p>571632</text:p>
          </table:table-cell>
          <table:table-cell office:value-type="float" office:value="570195" calcext:value-type="float">
            <text:p>570195</text:p>
          </table:table-cell>
          <table:table-cell office:value-type="float" office:value="175620" calcext:value-type="float">
            <text:p>175620</text:p>
          </table:table-cell>
          <table:table-cell office:value-type="float" office:value="6170" calcext:value-type="float">
            <text:p>61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1 - Tarn</text:p>
          </table:table-cell>
          <table:table-cell office:value-type="string" calcext:value-type="string">
            <text:p>76 - Occitanie</text:p>
          </table:table-cell>
          <table:table-cell office:value-type="float" office:value="332011" calcext:value-type="float">
            <text:p>332011</text:p>
          </table:table-cell>
          <table:table-cell office:value-type="float" office:value="339345" calcext:value-type="float">
            <text:p>339345</text:p>
          </table:table-cell>
          <table:table-cell office:value-type="float" office:value="342723" calcext:value-type="float">
            <text:p>342723</text:p>
          </table:table-cell>
          <table:table-cell office:value-type="float" office:value="343402" calcext:value-type="float">
            <text:p>343402</text:p>
          </table:table-cell>
          <table:table-cell office:value-type="float" office:value="365335" calcext:value-type="float">
            <text:p>365335</text:p>
          </table:table-cell>
          <table:table-cell office:value-type="float" office:value="369189" calcext:value-type="float">
            <text:p>369189</text:p>
          </table:table-cell>
          <table:table-cell office:value-type="float" office:value="371738" calcext:value-type="float">
            <text:p>371738</text:p>
          </table:table-cell>
          <table:table-cell office:value-type="float" office:value="374018" calcext:value-type="float">
            <text:p>374018</text:p>
          </table:table-cell>
          <table:table-cell office:value-type="float" office:value="384474" calcext:value-type="float">
            <text:p>384474</text:p>
          </table:table-cell>
          <table:table-cell office:value-type="float" office:value="392407" calcext:value-type="float">
            <text:p>392407</text:p>
          </table:table-cell>
          <table:table-cell office:value-type="float" office:value="105165" calcext:value-type="float">
            <text:p>105165</text:p>
          </table:table-cell>
          <table:table-cell office:value-type="float" office:value="5758" calcext:value-type="float">
            <text:p>57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2 - Tarn-et-Garonne</text:p>
          </table:table-cell>
          <table:table-cell office:value-type="string" calcext:value-type="string">
            <text:p>76 - Occitanie</text:p>
          </table:table-cell>
          <table:table-cell office:value-type="float" office:value="183572" calcext:value-type="float">
            <text:p>183572</text:p>
          </table:table-cell>
          <table:table-cell office:value-type="float" office:value="190485" calcext:value-type="float">
            <text:p>190485</text:p>
          </table:table-cell>
          <table:table-cell office:value-type="float" office:value="200220" calcext:value-type="float">
            <text:p>200220</text:p>
          </table:table-cell>
          <table:table-cell office:value-type="float" office:value="206034" calcext:value-type="float">
            <text:p>206034</text:p>
          </table:table-cell>
          <table:table-cell office:value-type="float" office:value="226849" calcext:value-type="float">
            <text:p>226849</text:p>
          </table:table-cell>
          <table:table-cell office:value-type="float" office:value="231763" calcext:value-type="float">
            <text:p>231763</text:p>
          </table:table-cell>
          <table:table-cell office:value-type="float" office:value="235915" calcext:value-type="float">
            <text:p>235915</text:p>
          </table:table-cell>
          <table:table-cell office:value-type="float" office:value="239291" calcext:value-type="float">
            <text:p>239291</text:p>
          </table:table-cell>
          <table:table-cell office:value-type="float" office:value="252578" calcext:value-type="float">
            <text:p>252578</text:p>
          </table:table-cell>
          <table:table-cell office:value-type="float" office:value="262582" calcext:value-type="float">
            <text:p>262582</text:p>
          </table:table-cell>
          <table:table-cell office:value-type="float" office:value="75098" calcext:value-type="float">
            <text:p>75098</text:p>
          </table:table-cell>
          <table:table-cell office:value-type="float" office:value="3718" calcext:value-type="float">
            <text:p>3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3 - Var</text:p>
          </table:table-cell>
          <table:table-cell office:value-type="string" calcext:value-type="string">
            <text:p>93 - Provence-Alpes-Côte d'Azur</text:p>
          </table:table-cell>
          <table:table-cell office:value-type="float" office:value="555926" calcext:value-type="float">
            <text:p>555926</text:p>
          </table:table-cell>
          <table:table-cell office:value-type="float" office:value="708331" calcext:value-type="float">
            <text:p>708331</text:p>
          </table:table-cell>
          <table:table-cell office:value-type="float" office:value="815449" calcext:value-type="float">
            <text:p>815449</text:p>
          </table:table-cell>
          <table:table-cell office:value-type="float" office:value="898441" calcext:value-type="float">
            <text:p>898441</text:p>
          </table:table-cell>
          <table:table-cell office:value-type="float" office:value="985099" calcext:value-type="float">
            <text:p>985099</text:p>
          </table:table-cell>
          <table:table-cell office:value-type="float" office:value="995934" calcext:value-type="float">
            <text:p>995934</text:p>
          </table:table-cell>
          <table:table-cell office:value-type="float" office:value="1001408" calcext:value-type="float">
            <text:p>1001408</text:p>
          </table:table-cell>
          <table:table-cell office:value-type="float" office:value="1007303" calcext:value-type="float">
            <text:p>1007303</text:p>
          </table:table-cell>
          <table:table-cell office:value-type="float" office:value="1038212" calcext:value-type="float">
            <text:p>1038212</text:p>
          </table:table-cell>
          <table:table-cell office:value-type="float" office:value="1071832" calcext:value-type="float">
            <text:p>1071832</text:p>
          </table:table-cell>
          <table:table-cell office:value-type="float" office:value="273317" calcext:value-type="float">
            <text:p>273317</text:p>
          </table:table-cell>
          <table:table-cell office:value-type="float" office:value="5973" calcext:value-type="float">
            <text:p>59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4 - Vaucluse</text:p>
          </table:table-cell>
          <table:table-cell office:value-type="string" calcext:value-type="string">
            <text:p>93 - Provence-Alpes-Côte d'Azur</text:p>
          </table:table-cell>
          <table:table-cell office:value-type="float" office:value="353966" calcext:value-type="float">
            <text:p>353966</text:p>
          </table:table-cell>
          <table:table-cell office:value-type="float" office:value="427343" calcext:value-type="float">
            <text:p>427343</text:p>
          </table:table-cell>
          <table:table-cell office:value-type="float" office:value="467075" calcext:value-type="float">
            <text:p>467075</text:p>
          </table:table-cell>
          <table:table-cell office:value-type="float" office:value="499685" calcext:value-type="float">
            <text:p>499685</text:p>
          </table:table-cell>
          <table:table-cell office:value-type="float" office:value="534291" calcext:value-type="float">
            <text:p>534291</text:p>
          </table:table-cell>
          <table:table-cell office:value-type="float" office:value="538141" calcext:value-type="float">
            <text:p>538141</text:p>
          </table:table-cell>
          <table:table-cell office:value-type="float" office:value="538902" calcext:value-type="float">
            <text:p>538902</text:p>
          </table:table-cell>
          <table:table-cell office:value-type="float" office:value="540065" calcext:value-type="float">
            <text:p>540065</text:p>
          </table:table-cell>
          <table:table-cell office:value-type="float" office:value="554374" calcext:value-type="float">
            <text:p>554374</text:p>
          </table:table-cell>
          <table:table-cell office:value-type="float" office:value="566096" calcext:value-type="float">
            <text:p>566096</text:p>
          </table:table-cell>
          <table:table-cell office:value-type="float" office:value="163036" calcext:value-type="float">
            <text:p>163036</text:p>
          </table:table-cell>
          <table:table-cell office:value-type="float" office:value="3567" calcext:value-type="float">
            <text:p>35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5 - Vendée</text:p>
          </table:table-cell>
          <table:table-cell office:value-type="string" calcext:value-type="string">
            <text:p>52 - Pays de la Loire</text:p>
          </table:table-cell>
          <table:table-cell office:value-type="float" office:value="421250" calcext:value-type="float">
            <text:p>421250</text:p>
          </table:table-cell>
          <table:table-cell office:value-type="float" office:value="483027" calcext:value-type="float">
            <text:p>483027</text:p>
          </table:table-cell>
          <table:table-cell office:value-type="float" office:value="509356" calcext:value-type="float">
            <text:p>509356</text:p>
          </table:table-cell>
          <table:table-cell office:value-type="float" office:value="539664" calcext:value-type="float">
            <text:p>539664</text:p>
          </table:table-cell>
          <table:table-cell office:value-type="float" office:value="597185" calcext:value-type="float">
            <text:p>597185</text:p>
          </table:table-cell>
          <table:table-cell office:value-type="float" office:value="607430" calcext:value-type="float">
            <text:p>607430</text:p>
          </table:table-cell>
          <table:table-cell office:value-type="float" office:value="616906" calcext:value-type="float">
            <text:p>616906</text:p>
          </table:table-cell>
          <table:table-cell office:value-type="float" office:value="626411" calcext:value-type="float">
            <text:p>626411</text:p>
          </table:table-cell>
          <table:table-cell office:value-type="float" office:value="662122" calcext:value-type="float">
            <text:p>662122</text:p>
          </table:table-cell>
          <table:table-cell office:value-type="float" office:value="680191" calcext:value-type="float">
            <text:p>680191</text:p>
          </table:table-cell>
          <table:table-cell office:value-type="float" office:value="187733" calcext:value-type="float">
            <text:p>187733</text:p>
          </table:table-cell>
          <table:table-cell office:value-type="float" office:value="6720" calcext:value-type="float">
            <text:p>67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6 - Vienne</text:p>
          </table:table-cell>
          <table:table-cell office:value-type="string" calcext:value-type="string">
            <text:p>75 - Nouvelle-Aquitaine</text:p>
          </table:table-cell>
          <table:table-cell office:value-type="float" office:value="340256" calcext:value-type="float">
            <text:p>340256</text:p>
          </table:table-cell>
          <table:table-cell office:value-type="float" office:value="371428" calcext:value-type="float">
            <text:p>371428</text:p>
          </table:table-cell>
          <table:table-cell office:value-type="float" office:value="380005" calcext:value-type="float">
            <text:p>380005</text:p>
          </table:table-cell>
          <table:table-cell office:value-type="float" office:value="399024" calcext:value-type="float">
            <text:p>399024</text:p>
          </table:table-cell>
          <table:table-cell office:value-type="float" office:value="418460" calcext:value-type="float">
            <text:p>418460</text:p>
          </table:table-cell>
          <table:table-cell office:value-type="float" office:value="421891" calcext:value-type="float">
            <text:p>421891</text:p>
          </table:table-cell>
          <table:table-cell office:value-type="float" office:value="424354" calcext:value-type="float">
            <text:p>424354</text:p>
          </table:table-cell>
          <table:table-cell office:value-type="float" office:value="426066" calcext:value-type="float">
            <text:p>426066</text:p>
          </table:table-cell>
          <table:table-cell office:value-type="float" office:value="433203" calcext:value-type="float">
            <text:p>433203</text:p>
          </table:table-cell>
          <table:table-cell office:value-type="float" office:value="438136" calcext:value-type="float">
            <text:p>438136</text:p>
          </table:table-cell>
          <table:table-cell office:value-type="float" office:value="130565" calcext:value-type="float">
            <text:p>130565</text:p>
          </table:table-cell>
          <table:table-cell office:value-type="float" office:value="6990" calcext:value-type="float">
            <text:p>69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7 - Haute-Vienne</text:p>
          </table:table-cell>
          <table:table-cell office:value-type="string" calcext:value-type="string">
            <text:p>75 - Nouvelle-Aquitaine</text:p>
          </table:table-cell>
          <table:table-cell office:value-type="float" office:value="341589" calcext:value-type="float">
            <text:p>341589</text:p>
          </table:table-cell>
          <table:table-cell office:value-type="float" office:value="355737" calcext:value-type="float">
            <text:p>355737</text:p>
          </table:table-cell>
          <table:table-cell office:value-type="float" office:value="353593" calcext:value-type="float">
            <text:p>353593</text:p>
          </table:table-cell>
          <table:table-cell office:value-type="float" office:value="353893" calcext:value-type="float">
            <text:p>353893</text:p>
          </table:table-cell>
          <table:table-cell office:value-type="float" office:value="367156" calcext:value-type="float">
            <text:p>367156</text:p>
          </table:table-cell>
          <table:table-cell office:value-type="float" office:value="371102" calcext:value-type="float">
            <text:p>371102</text:p>
          </table:table-cell>
          <table:table-cell office:value-type="float" office:value="373940" calcext:value-type="float">
            <text:p>373940</text:p>
          </table:table-cell>
          <table:table-cell office:value-type="float" office:value="374849" calcext:value-type="float">
            <text:p>374849</text:p>
          </table:table-cell>
          <table:table-cell office:value-type="float" office:value="376199" calcext:value-type="float">
            <text:p>376199</text:p>
          </table:table-cell>
          <table:table-cell office:value-type="float" office:value="374158" calcext:value-type="float">
            <text:p>374158</text:p>
          </table:table-cell>
          <table:table-cell office:value-type="float" office:value="102145" calcext:value-type="float">
            <text:p>102145</text:p>
          </table:table-cell>
          <table:table-cell office:value-type="float" office:value="5520" calcext:value-type="float">
            <text:p>55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8 - Vosges</text:p>
          </table:table-cell>
          <table:table-cell office:value-type="string" calcext:value-type="string">
            <text:p>44 - Grand Est</text:p>
          </table:table-cell>
          <table:table-cell office:value-type="float" office:value="388201" calcext:value-type="float">
            <text:p>388201</text:p>
          </table:table-cell>
          <table:table-cell office:value-type="float" office:value="395769" calcext:value-type="float">
            <text:p>395769</text:p>
          </table:table-cell>
          <table:table-cell office:value-type="float" office:value="386258" calcext:value-type="float">
            <text:p>386258</text:p>
          </table:table-cell>
          <table:table-cell office:value-type="float" office:value="380952" calcext:value-type="float">
            <text:p>380952</text:p>
          </table:table-cell>
          <table:table-cell office:value-type="float" office:value="379975" calcext:value-type="float">
            <text:p>379975</text:p>
          </table:table-cell>
          <table:table-cell office:value-type="float" office:value="380304" calcext:value-type="float">
            <text:p>380304</text:p>
          </table:table-cell>
          <table:table-cell office:value-type="float" office:value="380145" calcext:value-type="float">
            <text:p>380145</text:p>
          </table:table-cell>
          <table:table-cell office:value-type="float" office:value="380192" calcext:value-type="float">
            <text:p>380192</text:p>
          </table:table-cell>
          <table:table-cell office:value-type="float" office:value="373560" calcext:value-type="float">
            <text:p>373560</text:p>
          </table:table-cell>
          <table:table-cell office:value-type="float" office:value="364873" calcext:value-type="float">
            <text:p>364873</text:p>
          </table:table-cell>
          <table:table-cell office:value-type="float" office:value="96691" calcext:value-type="float">
            <text:p>96691</text:p>
          </table:table-cell>
          <table:table-cell office:value-type="float" office:value="5874" calcext:value-type="float">
            <text:p>58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89 - Yonne</text:p>
          </table:table-cell>
          <table:table-cell office:value-type="string" calcext:value-type="string">
            <text:p>27 - Bourgogne-Franche-Comté</text:p>
          </table:table-cell>
          <table:table-cell office:value-type="float" office:value="283376" calcext:value-type="float">
            <text:p>283376</text:p>
          </table:table-cell>
          <table:table-cell office:value-type="float" office:value="311019" calcext:value-type="float">
            <text:p>311019</text:p>
          </table:table-cell>
          <table:table-cell office:value-type="float" office:value="323096" calcext:value-type="float">
            <text:p>323096</text:p>
          </table:table-cell>
          <table:table-cell office:value-type="float" office:value="333221" calcext:value-type="float">
            <text:p>333221</text:p>
          </table:table-cell>
          <table:table-cell office:value-type="float" office:value="340088" calcext:value-type="float">
            <text:p>340088</text:p>
          </table:table-cell>
          <table:table-cell office:value-type="float" office:value="341418" calcext:value-type="float">
            <text:p>341418</text:p>
          </table:table-cell>
          <table:table-cell office:value-type="float" office:value="342359" calcext:value-type="float">
            <text:p>342359</text:p>
          </table:table-cell>
          <table:table-cell office:value-type="float" office:value="343377" calcext:value-type="float">
            <text:p>343377</text:p>
          </table:table-cell>
          <table:table-cell office:value-type="float" office:value="341814" calcext:value-type="float">
            <text:p>341814</text:p>
          </table:table-cell>
          <table:table-cell office:value-type="float" office:value="338303" calcext:value-type="float">
            <text:p>338303</text:p>
          </table:table-cell>
          <table:table-cell office:value-type="float" office:value="91680" calcext:value-type="float">
            <text:p>91680</text:p>
          </table:table-cell>
          <table:table-cell office:value-type="float" office:value="7427" calcext:value-type="float">
            <text:p>742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90 - Territoire de Belfort</text:p>
          </table:table-cell>
          <table:table-cell office:value-type="string" calcext:value-type="string">
            <text:p>27 - Bourgogne-Franche-Comté</text:p>
          </table:table-cell>
          <table:table-cell office:value-type="float" office:value="118450" calcext:value-type="float">
            <text:p>118450</text:p>
          </table:table-cell>
          <table:table-cell office:value-type="float" office:value="131999" calcext:value-type="float">
            <text:p>131999</text:p>
          </table:table-cell>
          <table:table-cell office:value-type="float" office:value="134097" calcext:value-type="float">
            <text:p>134097</text:p>
          </table:table-cell>
          <table:table-cell office:value-type="float" office:value="137408" calcext:value-type="float">
            <text:p>137408</text:p>
          </table:table-cell>
          <table:table-cell office:value-type="float" office:value="141201" calcext:value-type="float">
            <text:p>141201</text:p>
          </table:table-cell>
          <table:table-cell office:value-type="float" office:value="142444" calcext:value-type="float">
            <text:p>142444</text:p>
          </table:table-cell>
          <table:table-cell office:value-type="float" office:value="141958" calcext:value-type="float">
            <text:p>141958</text:p>
          </table:table-cell>
          <table:table-cell office:value-type="float" office:value="142461" calcext:value-type="float">
            <text:p>142461</text:p>
          </table:table-cell>
          <table:table-cell office:value-type="float" office:value="144334" calcext:value-type="float">
            <text:p>144334</text:p>
          </table:table-cell>
          <table:table-cell office:value-type="float" office:value="144479" calcext:value-type="float">
            <text:p>144479</text:p>
          </table:table-cell>
          <table:table-cell office:value-type="float" office:value="43922" calcext:value-type="float">
            <text:p>43922</text:p>
          </table:table-cell>
          <table:table-cell office:value-type="float" office:value="609" calcext:value-type="float">
            <text:p>6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91 - Essonne</text:p>
          </table:table-cell>
          <table:table-cell office:value-type="string" calcext:value-type="string">
            <text:p>11 - Île-de-France</text:p>
          </table:table-cell>
          <table:table-cell office:value-type="float" office:value="674157" calcext:value-type="float">
            <text:p>674157</text:p>
          </table:table-cell>
          <table:table-cell office:value-type="float" office:value="988000" calcext:value-type="float">
            <text:p>988000</text:p>
          </table:table-cell>
          <table:table-cell office:value-type="float" office:value="1084824" calcext:value-type="float">
            <text:p>1084824</text:p>
          </table:table-cell>
          <table:table-cell office:value-type="float" office:value="1134238" calcext:value-type="float">
            <text:p>1134238</text:p>
          </table:table-cell>
          <table:table-cell office:value-type="float" office:value="1198273" calcext:value-type="float">
            <text:p>1198273</text:p>
          </table:table-cell>
          <table:table-cell office:value-type="float" office:value="1201994" calcext:value-type="float">
            <text:p>1201994</text:p>
          </table:table-cell>
          <table:table-cell office:value-type="float" office:value="1205850" calcext:value-type="float">
            <text:p>1205850</text:p>
          </table:table-cell>
          <table:table-cell office:value-type="float" office:value="1208004" calcext:value-type="float">
            <text:p>1208004</text:p>
          </table:table-cell>
          <table:table-cell office:value-type="float" office:value="1268228" calcext:value-type="float">
            <text:p>1268228</text:p>
          </table:table-cell>
          <table:table-cell office:value-type="float" office:value="1313729" calcext:value-type="float">
            <text:p>1313729</text:p>
          </table:table-cell>
          <table:table-cell office:value-type="float" office:value="441413" calcext:value-type="float">
            <text:p>441413</text:p>
          </table:table-cell>
          <table:table-cell office:value-type="float" office:value="1804" calcext:value-type="float">
            <text:p>18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92 - Hauts-de-Seine</text:p>
          </table:table-cell>
          <table:table-cell office:value-type="string" calcext:value-type="string">
            <text:p>11 - Île-de-France</text:p>
          </table:table-cell>
          <table:table-cell office:value-type="float" office:value="1461619" calcext:value-type="float">
            <text:p>1461619</text:p>
          </table:table-cell>
          <table:table-cell office:value-type="float" office:value="1387039" calcext:value-type="float">
            <text:p>1387039</text:p>
          </table:table-cell>
          <table:table-cell office:value-type="float" office:value="1391658" calcext:value-type="float">
            <text:p>1391658</text:p>
          </table:table-cell>
          <table:table-cell office:value-type="float" office:value="1428881" calcext:value-type="float">
            <text:p>1428881</text:p>
          </table:table-cell>
          <table:table-cell office:value-type="float" office:value="1536100" calcext:value-type="float">
            <text:p>1536100</text:p>
          </table:table-cell>
          <table:table-cell office:value-type="float" office:value="1544411" calcext:value-type="float">
            <text:p>1544411</text:p>
          </table:table-cell>
          <table:table-cell office:value-type="float" office:value="1549619" calcext:value-type="float">
            <text:p>1549619</text:p>
          </table:table-cell>
          <table:table-cell office:value-type="float" office:value="1561745" calcext:value-type="float">
            <text:p>1561745</text:p>
          </table:table-cell>
          <table:table-cell office:value-type="float" office:value="1597770" calcext:value-type="float">
            <text:p>1597770</text:p>
          </table:table-cell>
          <table:table-cell office:value-type="float" office:value="1612788" calcext:value-type="float">
            <text:p>1612788</text:p>
          </table:table-cell>
          <table:table-cell office:value-type="float" office:value="503190" calcext:value-type="float">
            <text:p>503190</text:p>
          </table:table-cell>
          <table:table-cell office:value-type="float" office:value="176" calcext:value-type="float">
            <text:p>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93 - Seine-Saint-Denis</text:p>
          </table:table-cell>
          <table:table-cell office:value-type="string" calcext:value-type="string">
            <text:p>11 - Île-de-France</text:p>
          </table:table-cell>
          <table:table-cell office:value-type="float" office:value="1253933" calcext:value-type="float">
            <text:p>1253933</text:p>
          </table:table-cell>
          <table:table-cell office:value-type="float" office:value="1324301" calcext:value-type="float">
            <text:p>1324301</text:p>
          </table:table-cell>
          <table:table-cell office:value-type="float" office:value="1381197" calcext:value-type="float">
            <text:p>1381197</text:p>
          </table:table-cell>
          <table:table-cell office:value-type="float" office:value="1382861" calcext:value-type="float">
            <text:p>1382861</text:p>
          </table:table-cell>
          <table:table-cell office:value-type="float" office:value="1491970" calcext:value-type="float">
            <text:p>1491970</text:p>
          </table:table-cell>
          <table:table-cell office:value-type="float" office:value="1502340" calcext:value-type="float">
            <text:p>1502340</text:p>
          </table:table-cell>
          <table:table-cell office:value-type="float" office:value="1506466" calcext:value-type="float">
            <text:p>1506466</text:p>
          </table:table-cell>
          <table:table-cell office:value-type="float" office:value="1515983" calcext:value-type="float">
            <text:p>1515983</text:p>
          </table:table-cell>
          <table:table-cell office:value-type="float" office:value="1571028" calcext:value-type="float">
            <text:p>1571028</text:p>
          </table:table-cell>
          <table:table-cell office:value-type="float" office:value="1646105" calcext:value-type="float">
            <text:p>1646105</text:p>
          </table:table-cell>
          <table:table-cell office:value-type="float" office:value="586013" calcext:value-type="float">
            <text:p>586013</text:p>
          </table:table-cell>
          <table:table-cell office:value-type="float" office:value="236" calcext:value-type="float">
            <text:p>2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94 - Val-de-Marne</text:p>
          </table:table-cell>
          <table:table-cell office:value-type="string" calcext:value-type="string">
            <text:p>11 - Île-de-France</text:p>
          </table:table-cell>
          <table:table-cell office:value-type="float" office:value="1121340" calcext:value-type="float">
            <text:p>1121340</text:p>
          </table:table-cell>
          <table:table-cell office:value-type="float" office:value="1193655" calcext:value-type="float">
            <text:p>1193655</text:p>
          </table:table-cell>
          <table:table-cell office:value-type="float" office:value="1215538" calcext:value-type="float">
            <text:p>1215538</text:p>
          </table:table-cell>
          <table:table-cell office:value-type="float" office:value="1227250" calcext:value-type="float">
            <text:p>1227250</text:p>
          </table:table-cell>
          <table:table-cell office:value-type="float" office:value="1298340" calcext:value-type="float">
            <text:p>1298340</text:p>
          </table:table-cell>
          <table:table-cell office:value-type="float" office:value="1302889" calcext:value-type="float">
            <text:p>1302889</text:p>
          </table:table-cell>
          <table:table-cell office:value-type="float" office:value="1310876" calcext:value-type="float">
            <text:p>1310876</text:p>
          </table:table-cell>
          <table:table-cell office:value-type="float" office:value="1318537" calcext:value-type="float">
            <text:p>1318537</text:p>
          </table:table-cell>
          <table:table-cell office:value-type="float" office:value="1365039" calcext:value-type="float">
            <text:p>1365039</text:p>
          </table:table-cell>
          <table:table-cell office:value-type="float" office:value="1401228" calcext:value-type="float">
            <text:p>1401228</text:p>
          </table:table-cell>
          <table:table-cell office:value-type="float" office:value="452597" calcext:value-type="float">
            <text:p>452597</text:p>
          </table:table-cell>
          <table:table-cell office:value-type="float" office:value="245" calcext:value-type="float">
            <text:p>2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95 - Val-d'Oise</text:p>
          </table:table-cell>
          <table:table-cell office:value-type="string" calcext:value-type="string">
            <text:p>11 - Île-de-France</text:p>
          </table:table-cell>
          <table:table-cell office:value-type="float" office:value="693269" calcext:value-type="float">
            <text:p>693269</text:p>
          </table:table-cell>
          <table:table-cell office:value-type="float" office:value="920598" calcext:value-type="float">
            <text:p>920598</text:p>
          </table:table-cell>
          <table:table-cell office:value-type="float" office:value="1049598" calcext:value-type="float">
            <text:p>1049598</text:p>
          </table:table-cell>
          <table:table-cell office:value-type="float" office:value="1105464" calcext:value-type="float">
            <text:p>1105464</text:p>
          </table:table-cell>
          <table:table-cell office:value-type="float" office:value="1157052" calcext:value-type="float">
            <text:p>1157052</text:p>
          </table:table-cell>
          <table:table-cell office:value-type="float" office:value="1160721" calcext:value-type="float">
            <text:p>1160721</text:p>
          </table:table-cell>
          <table:table-cell office:value-type="float" office:value="1165397" calcext:value-type="float">
            <text:p>1165397</text:p>
          </table:table-cell>
          <table:table-cell office:value-type="float" office:value="1168892" calcext:value-type="float">
            <text:p>1168892</text:p>
          </table:table-cell>
          <table:table-cell office:value-type="float" office:value="1205539" calcext:value-type="float">
            <text:p>1205539</text:p>
          </table:table-cell>
          <table:table-cell office:value-type="float" office:value="1242746" calcext:value-type="float">
            <text:p>1242746</text:p>
          </table:table-cell>
          <table:table-cell office:value-type="float" office:value="433718" calcext:value-type="float">
            <text:p>433718</text:p>
          </table:table-cell>
          <table:table-cell office:value-type="float" office:value="1246" calcext:value-type="float">
            <text:p>1246</text:p>
          </table:table-cell>
          <table:table-cell table:number-columns-repeated="1001"/>
        </table:table-row>
      </table:table>
      <table:named-expressions/>
      <table:database-ranges>
        <table:database-range table:name="__Anonymous_Sheet_DB__0" table:target-range-address="Données.A1:Données.K9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 style:data-style-name="N2" text:time-value="09:07:21.1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4:13:19.385000000</meta:creation-date>
    <dc:date>2018-04-27T10:55:08.504000000</dc:date>
    <meta:editing-duration>PT2H8M8S</meta:editing-duration>
    <meta:editing-cycles>14</meta:editing-cycles>
    <meta:generator>LibreOffice/5.3.7.2$Windows_X86_64 LibreOffice_project/6b8ed514a9f8b44d37a1b96673cbbdd077e24059</meta:generator>
    <meta:document-statistic meta:table-count="1" meta:cell-count="1358" meta:object-count="0"/>
  </office:meta>
</office:document-meta>
</file>